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1mm"/>
    </style:style>
    <style:style style:name="co2" style:family="table-column">
      <style:table-column-properties fo:break-before="auto" style:column-width="28.5mm"/>
    </style:style>
    <style:style style:name="co3" style:family="table-column">
      <style:table-column-properties fo:break-before="auto" style:column-width="41.77mm"/>
    </style:style>
    <style:style style:name="co4" style:family="table-column">
      <style:table-column-properties fo:break-before="auto" style:column-width="5.61mm"/>
    </style:style>
    <style:style style:name="co5" style:family="table-column">
      <style:table-column-properties fo:break-before="auto" style:column-width="24.48mm"/>
    </style:style>
    <style:style style:name="co6" style:family="table-column">
      <style:table-column-properties fo:break-before="auto" style:column-width="28.45mm"/>
    </style:style>
    <style:style style:name="co7" style:family="table-column">
      <style:table-column-properties fo:break-before="auto" style:column-width="9.15mm"/>
    </style:style>
    <style:style style:name="co8" style:family="table-column">
      <style:table-column-properties fo:break-before="auto" style:column-width="64.54mm"/>
    </style:style>
    <style:style style:name="co9" style:family="table-column">
      <style:table-column-properties fo:break-before="auto" style:column-width="213.1mm"/>
    </style:style>
    <style:style style:name="co10" style:family="table-column">
      <style:table-column-properties fo:break-before="auto" style:column-width="22.54mm"/>
    </style:style>
    <style:style style:name="co11" style:family="table-column">
      <style:table-column-properties fo:break-before="auto" style:column-width="9.1mm"/>
    </style:style>
    <style:style style:name="co12" style:family="table-column">
      <style:table-column-properties fo:break-before="auto" style:column-width="22.72mm"/>
    </style:style>
    <style:style style:name="co13" style:family="table-column">
      <style:table-column-properties fo:break-before="auto" style:column-width="38.86mm"/>
    </style:style>
    <style:style style:name="co14" style:family="table-column">
      <style:table-column-properties fo:break-before="auto" style:column-width="33mm"/>
    </style:style>
    <style:style style:name="co15" style:family="table-column">
      <style:table-column-properties fo:break-before="auto" style:column-width="34.31mm"/>
    </style:style>
    <style:style style:name="co16" style:family="table-column">
      <style:table-column-properties fo:break-before="auto" style:column-width="51.1mm"/>
    </style:style>
    <style:style style:name="co17" style:family="table-column">
      <style:table-column-properties fo:break-before="auto" style:column-width="42.77mm"/>
    </style:style>
    <style:style style:name="co18" style:family="table-column">
      <style:table-column-properties fo:break-before="auto" style:column-width="53.45mm"/>
    </style:style>
    <style:style style:name="co19" style:family="table-column">
      <style:table-column-properties fo:break-before="auto" style:column-width="28.63mm"/>
    </style:style>
    <style:style style:name="co20" style:family="table-column">
      <style:table-column-properties fo:break-before="auto" style:column-width="4.22mm"/>
    </style:style>
    <style:style style:name="co21" style:family="table-column">
      <style:table-column-properties fo:break-before="auto" style:column-width="9.82mm"/>
    </style:style>
    <style:style style:name="co22" style:family="table-column">
      <style:table-column-properties fo:break-before="auto" style:column-width="3.9mm"/>
    </style:style>
    <style:style style:name="co23" style:family="table-column">
      <style:table-column-properties fo:break-before="auto" style:column-width="51.15mm"/>
    </style:style>
    <style:style style:name="co24" style:family="table-column">
      <style:table-column-properties fo:break-before="auto" style:column-width="52.65mm"/>
    </style:style>
    <style:style style:name="co25" style:family="table-column">
      <style:table-column-properties fo:break-before="auto" style:column-width="11.99mm"/>
    </style:style>
    <style:style style:name="co26" style:family="table-column">
      <style:table-column-properties fo:break-before="auto" style:column-width="66.82mm"/>
    </style:style>
    <style:style style:name="co27" style:family="table-column">
      <style:table-column-properties fo:break-before="auto" style:column-width="14.94mm"/>
    </style:style>
    <style:style style:name="co28" style:family="table-column">
      <style:table-column-properties fo:break-before="auto" style:column-width="48.72mm"/>
    </style:style>
    <style:style style:name="co29" style:family="table-column">
      <style:table-column-properties fo:break-before="auto" style:column-width="63.69mm"/>
    </style:style>
    <style:style style:name="co30" style:family="table-column">
      <style:table-column-properties fo:break-before="auto" style:column-width="26.72mm"/>
    </style:style>
    <style:style style:name="co31" style:family="table-column">
      <style:table-column-properties fo:break-before="auto" style:column-width="18.13mm"/>
    </style:style>
    <style:style style:name="co32" style:family="table-column">
      <style:table-column-properties fo:break-before="auto" style:column-width="17.66mm"/>
    </style:style>
    <style:style style:name="co33" style:family="table-column">
      <style:table-column-properties fo:break-before="auto" style:column-width="7.06mm"/>
    </style:style>
    <style:style style:name="co34" style:family="table-column">
      <style:table-column-properties fo:break-before="auto" style:column-width="70.3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91mm" fo:break-before="auto" style:use-optimal-row-height="false"/>
    </style:style>
    <style:style style:name="ro3" style:family="table-row">
      <style:table-row-properties style:row-height="4.87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4mm" fo:break-before="auto" style:use-optimal-row-height="false"/>
    </style:style>
    <style:style style:name="ro6" style:family="table-row">
      <style:table-row-properties style:row-height="7.78mm" fo:break-before="auto" style:use-optimal-row-height="tru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36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4">
      <style:table-cell-properties style:rotation-align="none"/>
    </style:style>
    <style:style style:name="ce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" style:family="table-cell" style:parent-style-name="Excel_20_Built-in_20_Currency" style:data-style-name="N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1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3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5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8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1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5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8" style:family="table-cell" style:parent-style-name="Default" style:data-style-name="N0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0" style:family="table-cell" style:parent-style-name="Excel_20_Built-in_20_Comma" style:data-style-name="N124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12" style:family="table-cell" style:parent-style-name="Default" style:data-style-name="N4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2" style:family="table-cell" style:parent-style-name="Default" style:data-style-name="N36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1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15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17" style:family="table-cell" style:parent-style-name="Default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type="double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8" style:family="table-cell" style:parent-style-name="Default" style:data-style-name="N36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0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1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2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3" style:family="table-cell" style:parent-style-name="Default" style:data-style-name="N0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4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4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5" style:family="table-cell" style:parent-style-name="Excel_20_Built-in_20_Comma" style:data-style-name="N124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68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30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0" style:family="table-cell" style:parent-style-name="Default" style:data-style-name="N36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1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5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gr1" style:family="graphic">
      <style:graphic-properties draw:stroke="solid" svg:stroke-width="0mm" svg:stroke-color="#4a7ebb" draw:fill="none" draw:textarea-vertical-align="top" draw:auto-grow-height="false" fo:min-height="139.61mm" fo:min-width="48.6mm" fo:padding-top="1.25mm" fo:padding-bottom="1.25mm" fo:padding-left="2.5mm" fo:padding-right="2.5mm" fo:wrap-option="wrap" draw:shadow="visible" draw:shadow-offset-x="0.74mm" draw:shadow-offset-y="0.74mm" draw:shadow-color="#000000" draw:shadow-opacity="40%"/>
    </style:style>
    <style:style style:name="gr2" style:family="graphic">
      <style:graphic-properties draw:stroke="solid" svg:stroke-width="0mm" svg:stroke-color="#4a7ebb" draw:fill="none" draw:textarea-vertical-align="top" draw:auto-grow-height="false" fo:min-height="141mm" fo:min-width="48.6mm" fo:padding-top="1.25mm" fo:padding-bottom="1.25mm" fo:padding-left="2.5mm" fo:padding-right="2.5mm" fo:wrap-option="wrap" draw:shadow="visible" draw:shadow-offset-x="0.74mm" draw:shadow-offset-y="0.74mm" draw:shadow-color="#000000" draw:shadow-opacity="40%"/>
    </style:style>
    <style:style style:name="gr3" style:family="graphic">
      <style:graphic-properties draw:stroke="solid" svg:stroke-width="0mm" svg:stroke-color="#4a7ebb" draw:fill="none" draw:textarea-vertical-align="top" draw:auto-grow-height="false" fo:min-height="137.9mm" fo:min-width="48.6mm" fo:padding-top="1.25mm" fo:padding-bottom="1.25mm" fo:padding-left="2.5mm" fo:padding-right="2.5mm" fo:wrap-option="wrap" draw:shadow="visible" draw:shadow-offset-x="0.74mm" draw:shadow-offset-y="0.74mm" draw:shadow-color="#000000" draw:shadow-opacity="40%"/>
    </style:style>
    <style:style style:name="gr4" style:family="graphic">
      <style:graphic-properties draw:stroke="solid" svg:stroke-width="0mm" svg:stroke-color="#4a7ebb" draw:fill="none" draw:textarea-vertical-align="top" draw:auto-grow-height="false" fo:min-height="137.88mm" fo:min-width="48.6mm" fo:padding-top="1.25mm" fo:padding-bottom="1.25mm" fo:padding-left="2.5mm" fo:padding-right="2.5mm" fo:wrap-option="wrap" draw:shadow="visible" draw:shadow-offset-x="0.74mm" draw:shadow-offset-y="0.74mm" draw:shadow-color="#000000" draw:shadow-opacity="40%"/>
    </style:style>
    <style:style style:name="gr5" style:family="graphic">
      <style:graphic-properties draw:stroke="solid" svg:stroke-width="0mm" svg:stroke-color="#4a7ebb" draw:fill="none" draw:textarea-vertical-align="top" draw:auto-grow-height="false" fo:min-height="137.28mm" fo:min-width="48.6mm" fo:padding-top="1.25mm" fo:padding-bottom="1.25mm" fo:padding-left="2.5mm" fo:padding-right="2.5mm" fo:wrap-option="wrap" draw:shadow="visible" draw:shadow-offset-x="0.74mm" draw:shadow-offset-y="0.74mm" draw:shadow-color="#000000" draw:shadow-opacity="40%"/>
    </style:style>
    <style:style style:name="gr6" style:family="graphic">
      <style:graphic-properties draw:stroke="solid" svg:stroke-width="0mm" svg:stroke-color="#4a7ebb" draw:fill="none" draw:textarea-vertical-align="top" draw:auto-grow-height="false" fo:min-height="137.87mm" fo:min-width="48.59mm" fo:padding-top="1.25mm" fo:padding-bottom="1.25mm" fo:padding-left="2.5mm" fo:padding-right="2.5mm" fo:wrap-option="wrap" draw:shadow="visible" draw:shadow-offset-x="0.74mm" draw:shadow-offset-y="0.74mm" draw:shadow-color="#000000" draw:shadow-opacity="40%"/>
    </style:style>
    <style:style style:name="gr7" style:family="graphic">
      <style:graphic-properties draw:stroke="solid" svg:stroke-width="0mm" svg:stroke-color="#4a7ebb" draw:fill="none" draw:textarea-vertical-align="top" draw:auto-grow-height="false" fo:min-height="137.88mm" fo:min-width="48.59mm" fo:padding-top="1.25mm" fo:padding-bottom="1.25mm" fo:padding-left="2.5mm" fo:padding-right="2.5mm" fo:wrap-option="wrap" draw:shadow="visible" draw:shadow-offset-x="0.74mm" draw:shadow-offset-y="0.74mm" draw:shadow-color="#000000" draw:shadow-opacity="40%"/>
    </style:style>
    <style:style style:name="gr8" style:family="graphic">
      <style:graphic-properties draw:stroke="solid" svg:stroke-width="0mm" svg:stroke-color="#4a7ebb" draw:fill="none" draw:textarea-vertical-align="top" draw:auto-grow-height="false" fo:min-height="137.26mm" fo:min-width="48.59mm" fo:padding-top="1.25mm" fo:padding-bottom="1.25mm" fo:padding-left="2.5mm" fo:padding-right="2.5mm" fo:wrap-option="wrap" draw:shadow="visible" draw:shadow-offset-x="0.74mm" draw:shadow-offset-y="0.74mm" draw:shadow-color="#000000" draw:shadow-opacity="40%"/>
    </style:style>
    <style:style style:name="gr9" style:family="graphic">
      <style:graphic-properties draw:stroke="solid" svg:stroke-width="0mm" svg:stroke-color="#4a7ebb" draw:fill="none" draw:textarea-vertical-align="top" draw:auto-grow-height="false" fo:min-height="136.64mm" fo:min-width="48.59mm" fo:padding-top="1.25mm" fo:padding-bottom="1.25mm" fo:padding-left="2.5mm" fo:padding-right="2.5mm" fo:wrap-option="wrap" draw:shadow="visible" draw:shadow-offset-x="0.74mm" draw:shadow-offset-y="0.74mm" draw:shadow-color="#000000" draw:shadow-opacity="40%"/>
    </style:style>
    <style:style style:name="gr10" style:family="graphic">
      <style:graphic-properties draw:stroke="solid" svg:stroke-width="0mm" svg:stroke-color="#4a7ebb" draw:fill="none" draw:textarea-vertical-align="top" draw:auto-grow-height="false" fo:min-height="136.02mm" fo:min-width="48.59mm" fo:padding-top="1.25mm" fo:padding-bottom="1.25mm" fo:padding-left="2.5mm" fo:padding-right="2.5mm" fo:wrap-option="wrap" draw:shadow="visible" draw:shadow-offset-x="0.74mm" draw:shadow-offset-y="0.74mm" draw:shadow-color="#000000" draw:shadow-opacity="40%"/>
    </style:style>
    <style:style style:name="gr11" style:family="graphic">
      <style:graphic-properties draw:stroke="solid" svg:stroke-width="0mm" svg:stroke-color="#4a7ebb" draw:fill="none" draw:textarea-vertical-align="top" draw:auto-grow-height="false" fo:min-height="135.39mm" fo:min-width="48.59mm" fo:padding-top="1.25mm" fo:padding-bottom="1.25mm" fo:padding-left="2.5mm" fo:padding-right="2.5mm" fo:wrap-option="wrap" draw:shadow="visible" draw:shadow-offset-x="0.74mm" draw:shadow-offset-y="0.74mm" draw:shadow-color="#000000" draw:shadow-opacity="40%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C4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'Senet Önizleme'.G3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2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ADEM DUMAN 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KİRA HESAP ÖZETİ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 calcext:value-type="string">
            <text:p>tutar</text:p>
          </table:table-cell>
          <table:table-cell table:style-name="ce6" office:value-type="string" calcext:value-type="string">
            <text:p>bakiy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28-02-2021 27-02-2022</text:p>
          </table:table-cell>
          <table:table-cell/>
          <table:table-cell table:style-name="ce4"/>
          <table:table-cell table:style-name="ce6"/>
          <table:table-cell table:number-columns-repeated="1018"/>
        </table:table-row>
        <table:table-row table:style-name="ro1">
          <table:table-cell/>
          <table:table-cell table:style-name="ce3"/>
          <table:table-cell office:value-type="string" calcext:value-type="string">
            <text:p>2021-22 kira bedeli</text:p>
          </table:table-cell>
          <table:table-cell/>
          <table:table-cell office:value-type="float" office:value="24000" calcext:value-type="float">
            <text:p>24000</text:p>
          </table:table-cell>
          <table:table-cell table:formula="of:=[.E9]" office:value-type="float" office:value="24000" calcext:value-type="float">
            <text:p>24.000,0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2021-02-23" calcext:value-type="date">
            <text:p>23.02.2021</text:p>
          </table:table-cell>
          <table:table-cell office:value-type="string" calcext:value-type="string">
            <text:p>nakit ödeme </text:p>
          </table:table-cell>
          <table:table-cell/>
          <table:table-cell office:value-type="float" office:value="-2000" calcext:value-type="float">
            <text:p>-2000</text:p>
          </table:table-cell>
          <table:table-cell table:formula="of:=[.F9]+[.E10]" office:value-type="float" office:value="22000" calcext:value-type="float">
            <text:p>22.000,0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date" office:date-value="2021-03-30" calcext:value-type="date">
            <text:p>30.03.2021</text:p>
          </table:table-cell>
          <table:table-cell office:value-type="string" calcext:value-type="string">
            <text:p>Senet 2000 TL</text:p>
          </table:table-cell>
          <table:table-cell/>
          <table:table-cell office:value-type="float" office:value="-2000" calcext:value-type="float">
            <text:p>-2000</text:p>
          </table:table-cell>
          <table:table-cell table:formula="of:=[.F10]+[.E11]" office:value-type="float" office:value="20000" calcext:value-type="float">
            <text:p>20.000,0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date" office:date-value="2021-04-30" calcext:value-type="date">
            <text:p>30.04.2021</text:p>
          </table:table-cell>
          <table:table-cell office:value-type="string" calcext:value-type="string">
            <text:p>Senet 2000 TL</text:p>
          </table:table-cell>
          <table:table-cell/>
          <table:table-cell office:value-type="float" office:value="-2000" calcext:value-type="float">
            <text:p>-2000</text:p>
          </table:table-cell>
          <table:table-cell table:formula="of:=[.F11]+[.E12]" office:value-type="float" office:value="18000" calcext:value-type="float">
            <text:p>18.000,0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date" office:date-value="2021-05-30" calcext:value-type="date">
            <text:p>30.05.2021</text:p>
          </table:table-cell>
          <table:table-cell office:value-type="string" calcext:value-type="string">
            <text:p>Senet 2000 TL</text:p>
          </table:table-cell>
          <table:table-cell/>
          <table:table-cell office:value-type="float" office:value="-1000" calcext:value-type="float">
            <text:p>-1000</text:p>
          </table:table-cell>
          <table:table-cell table:formula="of:=[.F12]+[.E13]" office:value-type="float" office:value="17000" calcext:value-type="float">
            <text:p>17.000,0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date" office:date-value="2021-06-30" calcext:value-type="date">
            <text:p>30.06.2021</text:p>
          </table:table-cell>
          <table:table-cell office:value-type="string" calcext:value-type="string">
            <text:p>Senet 2000 TL</text:p>
          </table:table-cell>
          <table:table-cell/>
          <table:table-cell table:style-name="ce5" office:value-type="float" office:value="-3000" calcext:value-type="float">
            <text:p>-3.000,00</text:p>
          </table:table-cell>
          <table:table-cell table:formula="of:=[.F13]+[.E14]" office:value-type="float" office:value="14000" calcext:value-type="float">
            <text:p>14.000,0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date" office:date-value="2021-07-30" calcext:value-type="date">
            <text:p>30.07.2021</text:p>
          </table:table-cell>
          <table:table-cell office:value-type="string" calcext:value-type="string">
            <text:p>Senet 14000 TL</text:p>
          </table:table-cell>
          <table:table-cell/>
          <table:table-cell table:style-name="ce5" office:value-type="float" office:value="-4000" calcext:value-type="float">
            <text:p>-4.000,00</text:p>
          </table:table-cell>
          <table:table-cell table:formula="of:=[.F14]+[.E15]" office:value-type="float" office:value="10000" calcext:value-type="float">
            <text:p>10.000,00</text:p>
          </table:table-cell>
          <table:table-cell table:number-columns-repeated="1018"/>
        </table:table-row>
        <table:table-row table:style-name="ro1" table:number-rows-repeated="4">
          <table:table-cell/>
          <table:table-cell table:style-name="ce3"/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/>
          <table:table-cell table:style-name="ce3"/>
          <table:table-cell office:value-type="string" calcext:value-type="string">
            <text:p>2022-2023 ödemeleri</text:p>
          </table:table-cell>
          <table:table-cell/>
          <table:table-cell table:style-name="ce5"/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date" office:date-value="2021-08-30" calcext:value-type="date">
            <text:p>30.08.2021</text:p>
          </table:table-cell>
          <table:table-cell office:value-type="string" calcext:value-type="string">
            <text:p>Senet 2000 TL</text:p>
          </table:table-cell>
          <table:table-cell/>
          <table:table-cell table:style-name="ce5"/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date" office:date-value="2021-09-30" calcext:value-type="date">
            <text:p>30.09.2021</text:p>
          </table:table-cell>
          <table:table-cell office:value-type="string" calcext:value-type="string">
            <text:p>Senet 2000 TL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date" office:date-value="2021-10-30" calcext:value-type="date">
            <text:p>30.10.2021</text:p>
          </table:table-cell>
          <table:table-cell office:value-type="string" calcext:value-type="string">
            <text:p>Senet 2000 TL</text:p>
          </table:table-cell>
          <table:table-cell/>
          <table:table-cell table:style-name="ce5"/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date" office:date-value="2021-11-30" calcext:value-type="date">
            <text:p>30.11.2021</text:p>
          </table:table-cell>
          <table:table-cell office:value-type="string" calcext:value-type="string">
            <text:p>Senet 2000 TL</text:p>
          </table:table-cell>
          <table:table-cell/>
          <table:table-cell table:style-name="ce5"/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date" office:date-value="2021-12-30" calcext:value-type="date">
            <text:p>30.12.2021</text:p>
          </table:table-cell>
          <table:table-cell office:value-type="string" calcext:value-type="string">
            <text:p>Senet 2000 TL</text:p>
          </table:table-cell>
          <table:table-cell/>
          <table:table-cell table:style-name="ce5"/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date" office:date-value="2022-01-30" calcext:value-type="date">
            <text:p>30.01.2022</text:p>
          </table:table-cell>
          <table:table-cell office:value-type="string" calcext:value-type="string">
            <text:p>Senet 2000 TL</text:p>
          </table:table-cell>
          <table:table-cell/>
          <table:table-cell table:style-name="ce5"/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date" office:date-value="2022-02-28" calcext:value-type="date">
            <text:p>28.02.2022</text:p>
          </table:table-cell>
          <table:table-cell office:value-type="string" calcext:value-type="string">
            <text:p>Senet 2000 T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üfe oranında artış önceki 7 senete eklenir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8-02-2022 27-02-2023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2022-23 kira bedeli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2023 tüfe artışı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date" office:date-value="2022-03-30" calcext:value-type="date">
            <text:p>30.03.2022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date" office:date-value="2022-04-30" calcext:value-type="date">
            <text:p>30.04.2022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date" office:date-value="2022-05-30" calcext:value-type="date">
            <text:p>30.05.2022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date" office:date-value="2022-06-30" calcext:value-type="date">
            <text:p>30.06.2022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date" office:date-value="2022-07-30" calcext:value-type="date">
            <text:p>30.07.2022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Borçlu Alacaklı Giriş" table:style-name="ta2">
        <table:table-column table:style-name="co7" table:default-cell-style-name="ce8"/>
        <table:table-column table:style-name="co8" table:default-cell-style-name="ce12"/>
        <table:table-column table:style-name="co9" table:default-cell-style-name="ce8"/>
        <table:table-column table:style-name="co10" table:number-columns-repeated="1021" table:default-cell-style-name="ce8"/>
        <table:table-row table:style-name="ro2">
          <table:table-cell table:style-name="ce54" table:number-columns-spanned="1" table:number-rows-spanned="2"/>
          <table:table-cell table:style-name="ce10" office:value-type="string" calcext:value-type="string">
            <text:p>Alacaklı Adı Soyadı / Unvanı</text:p>
          </table:table-cell>
          <table:table-cell table:style-name="ce13" office:value-type="string" calcext:value-type="string">
            <text:p>HACI MURAT BALCI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54"/>
          <table:table-cell table:style-name="ce10" office:value-type="string" calcext:value-type="string">
            <text:p>İl</text:p>
          </table:table-cell>
          <table:table-cell table:style-name="ce13" office:value-type="string" calcext:value-type="string">
            <text:p>TOKAT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table-cell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2">
          <table:table-cell table:style-name="ce59" office:value-type="string" calcext:value-type="string" table:number-columns-spanned="1" table:number-rows-spanned="5">
            <text:p>BORÇLU</text:p>
          </table:table-cell>
          <table:table-cell table:style-name="ce10" office:value-type="string" calcext:value-type="string">
            <text:p>Kişilik</text:p>
          </table:table-cell>
          <table:table-cell table:style-name="ce76" table:content-validation-name="val1" office:value-type="string" calcext:value-type="string">
            <text:p>Tüzel Kişi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59"/>
          <table:table-cell table:style-name="ce10" office:value-type="string" calcext:value-type="string">
            <text:p>Adı Soyadı / Unvanı</text:p>
          </table:table-cell>
          <table:table-cell table:style-name="ce76" office:value-type="string" calcext:value-type="string">
            <text:p>Bursa Fabrika Satış Mağazası – Adem Duman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59"/>
          <table:table-cell table:style-name="ce10" office:value-type="string" calcext:value-type="string">
            <text:p>Adresi</text:p>
          </table:table-cell>
          <table:table-cell table:style-name="ce76" office:value-type="string" calcext:value-type="string">
            <text:p>Hızarhane Cad. No:5 TOKAT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59"/>
          <table:table-cell table:style-name="ce10" office:value-type="string" calcext:value-type="string">
            <text:p>Vergi Dairesi</text:p>
          </table:table-cell>
          <table:table-cell table:style-name="ce76" office:value-type="string" calcext:value-type="string">
            <text:p>Tokat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59"/>
          <table:table-cell table:style-name="ce10" office:value-type="string" calcext:value-type="string">
            <text:p>Vergi No/TC Kimlik No</text:p>
          </table:table-cell>
          <table:table-cell table:style-name="ce76" office:value-type="string" calcext:value-type="string">
            <text:p>341 3267 6260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table-cell table:style-name="ce59" office:value-type="string" calcext:value-type="string" table:number-columns-spanned="1" table:number-rows-spanned="4">
            <text:p>KEFİL</text:p>
          </table:table-cell>
          <table:table-cell table:style-name="ce10" office:value-type="string" calcext:value-type="string">
            <text:p>Adı Soyadı / Unvanı</text:p>
          </table:table-cell>
          <table:table-cell table:style-name="ce76" office:value-type="string" calcext:value-type="string">
            <text:p>Adem Duman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59"/>
          <table:table-cell table:style-name="ce10" office:value-type="string" calcext:value-type="string">
            <text:p>Adresi</text:p>
          </table:table-cell>
          <table:table-cell table:style-name="ce16" office:value-type="string" calcext:value-type="string">
            <text:p>Esentepe Mah. Şehit Ulaşar Cad. Belde Sitesi B Blk. K1: D:3 TOKAT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59"/>
          <table:table-cell table:style-name="ce10" office:value-type="string" calcext:value-type="string">
            <text:p>Vergi Dairesi</text:p>
          </table:table-cell>
          <table:table-cell table:style-name="ce76" office:value-type="string" calcext:value-type="string">
            <text:p>Tokat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59"/>
          <table:table-cell table:style-name="ce10" office:value-type="string" calcext:value-type="string">
            <text:p>Vergi No/TC Kimlik No</text:p>
          </table:table-cell>
          <table:table-cell table:style-name="ce17" office:value-type="string" calcext:value-type="string">
            <text:p>341 3267 6260</text:p>
          </table:table-cell>
          <table:table-cell table:style-name="ce14" table:number-columns-repeated="2"/>
          <table:table-cell table:number-columns-repeated="1019"/>
        </table:table-row>
        <table:table-row table:style-name="ro2" table:number-rows-repeated="4">
          <table:table-cell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Taksit Giriş" table:style-name="ta3">
        <table:table-column table:style-name="co11" table:default-cell-style-name="ce1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1"/>
        <table:table-column table:style-name="co16" table:default-cell-style-name="ce32"/>
        <table:table-column table:style-name="co17" table:default-cell-style-name="ce24"/>
        <table:table-column table:style-name="co18" table:default-cell-style-name="ce24"/>
        <table:table-column table:style-name="co19" table:number-columns-repeated="1016" table:default-cell-style-name="Default"/>
        <table:table-row table:style-name="ro4">
          <table:table-cell table:style-name="ce79" table:number-columns-spanned="1" table:number-rows-spanned="2"/>
          <table:table-cell table:style-name="ce20"/>
          <table:table-cell table:style-name="ce21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1016"/>
        </table:table-row>
        <table:table-row table:style-name="ro4">
          <table:covered-table-cell table:style-name="ce79"/>
          <table:table-cell table:style-name="ce20" office:value-type="string" calcext:value-type="string">
            <text:p>Senet No</text:p>
          </table:table-cell>
          <table:table-cell table:style-name="ce20" office:value-type="string" calcext:value-type="string">
            <text:p>Düzenleme Tarihi</text:p>
          </table:table-cell>
          <table:table-cell table:style-name="ce20" office:value-type="string" calcext:value-type="string">
            <text:p>Vade Tarihi</text:p>
          </table:table-cell>
          <table:table-cell table:style-name="ce11" office:value-type="string" calcext:value-type="string">
            <text:p>Tutarı Rakamla</text:p>
          </table:table-cell>
          <table:table-cell table:style-name="ce30" office:value-type="string" calcext:value-type="string">
            <text:p>Tutarı Yazıyla</text:p>
          </table:table-cell>
          <table:table-cell table:style-name="ce20" office:value-type="string" calcext:value-type="string">
            <text:p>Borcun Nedeni</text:p>
          </table:table-cell>
          <table:table-cell table:style-name="ce20" office:value-type="string" calcext:value-type="string">
            <text:p>Senet <text:s/>Mühteviyatı</text:p>
          </table:table-cell>
          <table:table-cell table:number-columns-repeated="1016"/>
        </table:table-row>
        <table:table-row table:style-name="ro4">
          <table:table-cell table:style-name="ce19" office:value-type="float" office:value="3" calcext:value-type="float" table:number-columns-spanned="1" table:number-rows-spanned="7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3-30" calcext:value-type="date">
            <text:p>30.03.2021</text:p>
          </table:table-cell>
          <table:table-cell table:style-name="ce27" office:value-type="float" office:value="2000" calcext:value-type="float">
            <text:p>2.000,00</text:p>
          </table:table-cell>
          <table:table-cell table:style-name="ce31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1" table:content-validation-name="val2" office:value-type="string" calcext:value-type="string">
            <text:p>NAKDEN</text:p>
          </table:table-cell>
          <table:table-cell table:style-name="ce21" office:value-type="string" calcext:value-type="string">
            <text:p>1. Taksit</text:p>
          </table:table-cell>
          <table:table-cell table:number-columns-repeated="1016"/>
        </table:table-row>
        <table:table-row table:style-name="ro4">
          <table:covered-table-cell table:style-name="ce19"/>
          <table:table-cell table:style-name="ce22" office:value-type="float" office:value="2" calcext:value-type="float">
            <text:p>2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4-30" calcext:value-type="date">
            <text:p>30.04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2" table:formula="of:=[.G3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2. Taksit</text:p>
          </table:table-cell>
          <table:table-cell table:number-columns-repeated="1016"/>
        </table:table-row>
        <table:table-row table:style-name="ro4">
          <table:covered-table-cell table:style-name="ce19"/>
          <table:table-cell table:style-name="ce22" office:value-type="float" office:value="3" calcext:value-type="float">
            <text:p>3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5-30" calcext:value-type="date">
            <text:p>30.05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5];2); &quot;,&quot;; &quot;&quot;))=LEN(ROUND([.E5];2));ROUND([.E5];2);TRIM(LEFT(ROUND([.E5];2);FIND(&quot;,&quot;;ROUND([.E5];2))-1)))*1&gt;=10^6;CHOOSE(LEFT(RIGHT(IF(LEN(SUBSTITUTE(ROUND([.E5];2); &quot;,&quot;; &quot;&quot;))=LEN(ROUND([.E5];2));ROUND([.E5];2);TRIM(LEFT(ROUND([.E5];2);FIND(&quot;,&quot;;ROUND([.E5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5];2); &quot;,&quot;; &quot;&quot;))=LEN(ROUND([.E5];2));ROUND([.E5];2);TRIM(LEFT(ROUND([.E5];2);FIND(&quot;,&quot;;ROUND([.E5];2))-1)))*1&gt;=10^5;CHOOSE(LEFT(RIGHT(IF(LEN(SUBSTITUTE(ROUND([.E5];2); &quot;,&quot;; &quot;&quot;))=LEN(ROUND([.E5];2));ROUND([.E5];2);TRIM(LEFT(ROUND([.E5];2);FIND(&quot;,&quot;;ROUND([.E5];2))-1)))*1;6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^4;CHOOSE(LEFT(RIGHT(IF(LEN(SUBSTITUTE(ROUND([.E5];2); &quot;,&quot;; &quot;&quot;))=LEN(ROUND([.E5];2));ROUND([.E5];2);TRIM(LEFT(ROUND([.E5];2);FIND(&quot;,&quot;;ROUND([.E5];2))-1)))*1;5);1)+1;&quot;&quot;;&quot;on&quot;;&quot;yirmi&quot;;&quot;otuz&quot;;&quot;kırk&quot;;&quot;elli&quot;;&quot;altmış&quot;;&quot;yetmiş&quot;;&quot;seksen&quot;;&quot;doksan&quot;);&quot;&quot;)&amp;IF(IF(LEN(SUBSTITUTE(ROUND([.E5];2); &quot;,&quot;; &quot;&quot;))=LEN(ROUND([.E5];2));ROUND([.E5];2);TRIM(LEFT(ROUND([.E5];2);FIND(&quot;,&quot;;ROUND([.E5];2))-1)))*1&gt;=10^3;CHOOSE(LEFT(RIGHT(IF(LEN(SUBSTITUTE(ROUND([.E5];2); &quot;,&quot;; &quot;&quot;))=LEN(ROUND([.E5];2));ROUND([.E5];2);TRIM(LEFT(ROUND([.E5];2);FIND(&quot;,&quot;;ROUND([.E5];2))-1)))*1;4);1)+1;&quot;&quot;;&quot;&quot;;&quot;iki&quot;;&quot;üç&quot;;&quot;dört&quot;;&quot;beş&quot;;&quot;altı&quot;;&quot;yedi&quot;;&quot;sekiz&quot;;&quot;dokuz&quot;);&quot;&quot;)&amp;IF(AND(IF(LEN(SUBSTITUTE(ROUND([.E5];2); &quot;,&quot;; &quot;&quot;))=LEN(ROUND([.E5];2));ROUND([.E5];2);TRIM(LEFT(ROUND([.E5];2);FIND(&quot;,&quot;;ROUND([.E5];2))-1)))*1&gt;=10^3;VALUE(LEFT(RIGHT(IF(LEN(SUBSTITUTE(ROUND([.E5];2); &quot;,&quot;; &quot;&quot;))=LEN(ROUND([.E5];2));ROUND([.E5];2);TRIM(LEFT(ROUND([.E5];2);FIND(&quot;,&quot;;ROUND([.E5];2))-1)))*1;6);3))&gt;0);IF(AND(IF(LEN(SUBSTITUTE(ROUND([.E5];2); &quot;,&quot;; &quot;&quot;))=LEN(ROUND([.E5];2));ROUND([.E5];2);TRIM(LEFT(ROUND([.E5];2);FIND(&quot;,&quot;;ROUND([.E5];2))-1)))*1&gt;1999;LEFT(RIGHT(IF(LEN(SUBSTITUTE(ROUND([.E5];2); &quot;,&quot;; &quot;&quot;))=LEN(ROUND([.E5];2));ROUND([.E5];2);TRIM(LEFT(ROUND([.E5];2);FIND(&quot;,&quot;;ROUND([.E5];2))-1)))*1;4);1)=&quot;1&quot;;LEFT(RIGHT(IF(LEN(SUBSTITUTE(ROUND([.E5];2); &quot;,&quot;; &quot;&quot;))=LEN(ROUND([.E5];2));ROUND([.E5];2);TRIM(LEFT(ROUND([.E5];2);FIND(&quot;,&quot;;ROUND([.E5];2))-1)))*1;6);2)&lt;&gt;&quot;00&quot;);&quot;birbin&quot;;&quot;bin&quot;);&quot;&quot;)&amp;IF(IF(LEN(SUBSTITUTE(ROUND([.E5];2); &quot;,&quot;; &quot;&quot;))=LEN(ROUND([.E5];2));ROUND([.E5];2);TRIM(LEFT(ROUND([.E5];2);FIND(&quot;,&quot;;ROUND([.E5];2))-1)))*1&gt;=100;CHOOSE(LEFT(RIGHT(IF(LEN(SUBSTITUTE(ROUND([.E5];2); &quot;,&quot;; &quot;&quot;))=LEN(ROUND([.E5];2));ROUND([.E5];2);TRIM(LEFT(ROUND([.E5];2);FIND(&quot;,&quot;;ROUND([.E5];2))-1)))*1;3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;CHOOSE(LEFT(RIGHT(IF(LEN(SUBSTITUTE(ROUND([.E5];2); &quot;,&quot;; &quot;&quot;))=LEN(ROUND([.E5];2));ROUND([.E5];2);TRIM(LEFT(ROUND([.E5];2);FIND(&quot;,&quot;;ROUND([.E5];2))-1)))*1;2);1)+1;&quot;&quot;;&quot;on&quot;;&quot;yirmi&quot;;&quot;otuz&quot;;&quot;kırk&quot;;&quot;elli&quot;;&quot;altmış&quot;;&quot;yetmiş&quot;;&quot;seksen&quot;;&quot;doksan&quot;);&quot;&quot;)&amp;CHOOSE(MOD(IF(LEN(SUBSTITUTE(ROUND([.E5];2); &quot;,&quot;; &quot;&quot;))=LEN(ROUND([.E5];2));ROUND([.E5];2);TRIM(LEFT(ROUND([.E5];2);FIND(&quot;,&quot;;ROUND([.E5];2))-1)))*1;10)+1;&quot;&quot;;&quot;bir&quot;;&quot;iki&quot;;&quot;üç&quot;;&quot;dört&quot;;&quot;beş&quot;;&quot;altı&quot;;&quot;yedi&quot;;&quot;sekiz&quot;;&quot;dokuz&quot;)) &amp; &quot; TL &quot; &amp; IF(OR(LEN(SUBSTITUTE([.E5]; &quot;,&quot;; &quot;&quot;))=LEN([.E5]);LEN(SUBSTITUTE(ROUND([.E5];2); &quot;,&quot;; &quot;&quot;))=LEN(ROUND([.E5];2)));&quot;&quot;; PROPER(IF(IF(LEN(TRIM(RIGHT(ROUND([.E5];2);LEN(ROUND([.E5];2))-FIND(&quot;,&quot;;ROUND([.E5];2)))))&lt;2;TRIM(RIGHT(ROUND([.E5];2);LEN(ROUND([.E5];2))-FIND(&quot;,&quot;;ROUND([.E5];2))))*10;TRIM(RIGHT(ROUND([.E5];2);LEN(ROUND([.E5];2))-FIND(&quot;,&quot;;ROUND([.E5];2))))*1)&gt;=10^5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6);1)+1;&quot;&quot;;&quot;yüz&quot;;&quot;ikiyüz&quot;;&quot;üçyüz&quot;;&quot;dörtyüz&quot;;&quot;beşyüz&quot;;&quot;altıyüz&quot;;&quot;yediyüz&quot;;&quot;sekizyüz&quot;;&quot;dokuzyü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4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5);1)+1;&quot;&quot;;&quot;on&quot;;&quot;yirmi&quot;;&quot;otuz&quot;;&quot;kırk&quot;;&quot;elli&quot;;&quot;altmış&quot;;&quot;yetmiş&quot;;&quot;seksen&quot;;&quot;doksan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3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4);1)+1;&quot;&quot;;&quot;&quot;;&quot;iki&quot;;&quot;üç&quot;;&quot;dört&quot;;&quot;beş&quot;;&quot;altı&quot;;&quot;yedi&quot;;&quot;sekiz&quot;;&quot;doku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2);1)+1;&quot;&quot;;&quot;on&quot;;&quot;yirmi&quot;;&quot;otuz&quot;;&quot;kırk&quot;;&quot;elli&quot;;&quot;altmış&quot;;&quot;yetmiş&quot;;&quot;seksen&quot;;&quot;doksan&quot;);&quot;&quot;)&amp;CHOOSE(MOD(IF(LEN(TRIM(RIGHT(ROUND([.E5];2);LEN(ROUND([.E5];2))-FIND(&quot;,&quot;;ROUND([.E5];2)))))&lt;2;TRIM(RIGHT(ROUND([.E5];2);LEN(ROUND([.E5];2))-FIND(&quot;,&quot;;ROUND([.E5];2))))*10;TRIM(RIGHT(ROUND([.E5];2);LEN(ROUND([.E5];2))-FIND(&quot;,&quot;;ROUND([.E5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2" table:formula="of:=[.G4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3. Taksit</text:p>
          </table:table-cell>
          <table:table-cell table:number-columns-repeated="1016"/>
        </table:table-row>
        <table:table-row table:style-name="ro4">
          <table:covered-table-cell table:style-name="ce19"/>
          <table:table-cell table:style-name="ce22" office:value-type="float" office:value="4" calcext:value-type="float">
            <text:p>4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6-30" calcext:value-type="date">
            <text:p>30.06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6];2); &quot;,&quot;; &quot;&quot;))=LEN(ROUND([.E6];2));ROUND([.E6];2);TRIM(LEFT(ROUND([.E6];2);FIND(&quot;,&quot;;ROUND([.E6];2))-1)))*1&gt;=10^6;CHOOSE(LEFT(RIGHT(IF(LEN(SUBSTITUTE(ROUND([.E6];2); &quot;,&quot;; &quot;&quot;))=LEN(ROUND([.E6];2));ROUND([.E6];2);TRIM(LEFT(ROUND([.E6];2);FIND(&quot;,&quot;;ROUND([.E6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6];2); &quot;,&quot;; &quot;&quot;))=LEN(ROUND([.E6];2));ROUND([.E6];2);TRIM(LEFT(ROUND([.E6];2);FIND(&quot;,&quot;;ROUND([.E6];2))-1)))*1&gt;=10^5;CHOOSE(LEFT(RIGHT(IF(LEN(SUBSTITUTE(ROUND([.E6];2); &quot;,&quot;; &quot;&quot;))=LEN(ROUND([.E6];2));ROUND([.E6];2);TRIM(LEFT(ROUND([.E6];2);FIND(&quot;,&quot;;ROUND([.E6];2))-1)))*1;6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^4;CHOOSE(LEFT(RIGHT(IF(LEN(SUBSTITUTE(ROUND([.E6];2); &quot;,&quot;; &quot;&quot;))=LEN(ROUND([.E6];2));ROUND([.E6];2);TRIM(LEFT(ROUND([.E6];2);FIND(&quot;,&quot;;ROUND([.E6];2))-1)))*1;5);1)+1;&quot;&quot;;&quot;on&quot;;&quot;yirmi&quot;;&quot;otuz&quot;;&quot;kırk&quot;;&quot;elli&quot;;&quot;altmış&quot;;&quot;yetmiş&quot;;&quot;seksen&quot;;&quot;doksan&quot;);&quot;&quot;)&amp;IF(IF(LEN(SUBSTITUTE(ROUND([.E6];2); &quot;,&quot;; &quot;&quot;))=LEN(ROUND([.E6];2));ROUND([.E6];2);TRIM(LEFT(ROUND([.E6];2);FIND(&quot;,&quot;;ROUND([.E6];2))-1)))*1&gt;=10^3;CHOOSE(LEFT(RIGHT(IF(LEN(SUBSTITUTE(ROUND([.E6];2); &quot;,&quot;; &quot;&quot;))=LEN(ROUND([.E6];2));ROUND([.E6];2);TRIM(LEFT(ROUND([.E6];2);FIND(&quot;,&quot;;ROUND([.E6];2))-1)))*1;4);1)+1;&quot;&quot;;&quot;&quot;;&quot;iki&quot;;&quot;üç&quot;;&quot;dört&quot;;&quot;beş&quot;;&quot;altı&quot;;&quot;yedi&quot;;&quot;sekiz&quot;;&quot;dokuz&quot;);&quot;&quot;)&amp;IF(AND(IF(LEN(SUBSTITUTE(ROUND([.E6];2); &quot;,&quot;; &quot;&quot;))=LEN(ROUND([.E6];2));ROUND([.E6];2);TRIM(LEFT(ROUND([.E6];2);FIND(&quot;,&quot;;ROUND([.E6];2))-1)))*1&gt;=10^3;VALUE(LEFT(RIGHT(IF(LEN(SUBSTITUTE(ROUND([.E6];2); &quot;,&quot;; &quot;&quot;))=LEN(ROUND([.E6];2));ROUND([.E6];2);TRIM(LEFT(ROUND([.E6];2);FIND(&quot;,&quot;;ROUND([.E6];2))-1)))*1;6);3))&gt;0);IF(AND(IF(LEN(SUBSTITUTE(ROUND([.E6];2); &quot;,&quot;; &quot;&quot;))=LEN(ROUND([.E6];2));ROUND([.E6];2);TRIM(LEFT(ROUND([.E6];2);FIND(&quot;,&quot;;ROUND([.E6];2))-1)))*1&gt;1999;LEFT(RIGHT(IF(LEN(SUBSTITUTE(ROUND([.E6];2); &quot;,&quot;; &quot;&quot;))=LEN(ROUND([.E6];2));ROUND([.E6];2);TRIM(LEFT(ROUND([.E6];2);FIND(&quot;,&quot;;ROUND([.E6];2))-1)))*1;4);1)=&quot;1&quot;;LEFT(RIGHT(IF(LEN(SUBSTITUTE(ROUND([.E6];2); &quot;,&quot;; &quot;&quot;))=LEN(ROUND([.E6];2));ROUND([.E6];2);TRIM(LEFT(ROUND([.E6];2);FIND(&quot;,&quot;;ROUND([.E6];2))-1)))*1;6);2)&lt;&gt;&quot;00&quot;);&quot;birbin&quot;;&quot;bin&quot;);&quot;&quot;)&amp;IF(IF(LEN(SUBSTITUTE(ROUND([.E6];2); &quot;,&quot;; &quot;&quot;))=LEN(ROUND([.E6];2));ROUND([.E6];2);TRIM(LEFT(ROUND([.E6];2);FIND(&quot;,&quot;;ROUND([.E6];2))-1)))*1&gt;=100;CHOOSE(LEFT(RIGHT(IF(LEN(SUBSTITUTE(ROUND([.E6];2); &quot;,&quot;; &quot;&quot;))=LEN(ROUND([.E6];2));ROUND([.E6];2);TRIM(LEFT(ROUND([.E6];2);FIND(&quot;,&quot;;ROUND([.E6];2))-1)))*1;3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;CHOOSE(LEFT(RIGHT(IF(LEN(SUBSTITUTE(ROUND([.E6];2); &quot;,&quot;; &quot;&quot;))=LEN(ROUND([.E6];2));ROUND([.E6];2);TRIM(LEFT(ROUND([.E6];2);FIND(&quot;,&quot;;ROUND([.E6];2))-1)))*1;2);1)+1;&quot;&quot;;&quot;on&quot;;&quot;yirmi&quot;;&quot;otuz&quot;;&quot;kırk&quot;;&quot;elli&quot;;&quot;altmış&quot;;&quot;yetmiş&quot;;&quot;seksen&quot;;&quot;doksan&quot;);&quot;&quot;)&amp;CHOOSE(MOD(IF(LEN(SUBSTITUTE(ROUND([.E6];2); &quot;,&quot;; &quot;&quot;))=LEN(ROUND([.E6];2));ROUND([.E6];2);TRIM(LEFT(ROUND([.E6];2);FIND(&quot;,&quot;;ROUND([.E6];2))-1)))*1;10)+1;&quot;&quot;;&quot;bir&quot;;&quot;iki&quot;;&quot;üç&quot;;&quot;dört&quot;;&quot;beş&quot;;&quot;altı&quot;;&quot;yedi&quot;;&quot;sekiz&quot;;&quot;dokuz&quot;)) &amp; &quot; TL &quot; &amp; IF(OR(LEN(SUBSTITUTE([.E6]; &quot;,&quot;; &quot;&quot;))=LEN([.E6]);LEN(SUBSTITUTE(ROUND([.E6];2); &quot;,&quot;; &quot;&quot;))=LEN(ROUND([.E6];2)));&quot;&quot;; PROPER(IF(IF(LEN(TRIM(RIGHT(ROUND([.E6];2);LEN(ROUND([.E6];2))-FIND(&quot;,&quot;;ROUND([.E6];2)))))&lt;2;TRIM(RIGHT(ROUND([.E6];2);LEN(ROUND([.E6];2))-FIND(&quot;,&quot;;ROUND([.E6];2))))*10;TRIM(RIGHT(ROUND([.E6];2);LEN(ROUND([.E6];2))-FIND(&quot;,&quot;;ROUND([.E6];2))))*1)&gt;=10^5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6);1)+1;&quot;&quot;;&quot;yüz&quot;;&quot;ikiyüz&quot;;&quot;üçyüz&quot;;&quot;dörtyüz&quot;;&quot;beşyüz&quot;;&quot;altıyüz&quot;;&quot;yediyüz&quot;;&quot;sekizyüz&quot;;&quot;dokuzyü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4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5);1)+1;&quot;&quot;;&quot;on&quot;;&quot;yirmi&quot;;&quot;otuz&quot;;&quot;kırk&quot;;&quot;elli&quot;;&quot;altmış&quot;;&quot;yetmiş&quot;;&quot;seksen&quot;;&quot;doksan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3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4);1)+1;&quot;&quot;;&quot;&quot;;&quot;iki&quot;;&quot;üç&quot;;&quot;dört&quot;;&quot;beş&quot;;&quot;altı&quot;;&quot;yedi&quot;;&quot;sekiz&quot;;&quot;doku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2);1)+1;&quot;&quot;;&quot;on&quot;;&quot;yirmi&quot;;&quot;otuz&quot;;&quot;kırk&quot;;&quot;elli&quot;;&quot;altmış&quot;;&quot;yetmiş&quot;;&quot;seksen&quot;;&quot;doksan&quot;);&quot;&quot;)&amp;CHOOSE(MOD(IF(LEN(TRIM(RIGHT(ROUND([.E6];2);LEN(ROUND([.E6];2))-FIND(&quot;,&quot;;ROUND([.E6];2)))))&lt;2;TRIM(RIGHT(ROUND([.E6];2);LEN(ROUND([.E6];2))-FIND(&quot;,&quot;;ROUND([.E6];2))))*10;TRIM(RIGHT(ROUND([.E6];2);LEN(ROUND([.E6];2))-FIND(&quot;,&quot;;ROUND([.E6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2" table:formula="of:=[.G5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4. Taksit</text:p>
          </table:table-cell>
          <table:table-cell table:number-columns-repeated="1016"/>
        </table:table-row>
        <table:table-row table:style-name="ro4">
          <table:covered-table-cell table:style-name="ce19"/>
          <table:table-cell table:style-name="ce22" office:value-type="float" office:value="5" calcext:value-type="float">
            <text:p>5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7-30" calcext:value-type="date">
            <text:p>30.07.2021</text:p>
          </table:table-cell>
          <table:table-cell table:style-name="ce28" office:value-type="float" office:value="14000" calcext:value-type="float">
            <text:p>14.000,00</text:p>
          </table:table-cell>
          <table:table-cell table:style-name="ce31" table:formula="of:=PROPER(IF(IF(LEN(SUBSTITUTE(ROUND([.E7];2); &quot;,&quot;; &quot;&quot;))=LEN(ROUND([.E7];2));ROUND([.E7];2);TRIM(LEFT(ROUND([.E7];2);FIND(&quot;,&quot;;ROUND([.E7];2))-1)))*1&gt;=10^6;CHOOSE(LEFT(RIGHT(IF(LEN(SUBSTITUTE(ROUND([.E7];2); &quot;,&quot;; &quot;&quot;))=LEN(ROUND([.E7];2));ROUND([.E7];2);TRIM(LEFT(ROUND([.E7];2);FIND(&quot;,&quot;;ROUND([.E7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7];2); &quot;,&quot;; &quot;&quot;))=LEN(ROUND([.E7];2));ROUND([.E7];2);TRIM(LEFT(ROUND([.E7];2);FIND(&quot;,&quot;;ROUND([.E7];2))-1)))*1&gt;=10^5;CHOOSE(LEFT(RIGHT(IF(LEN(SUBSTITUTE(ROUND([.E7];2); &quot;,&quot;; &quot;&quot;))=LEN(ROUND([.E7];2));ROUND([.E7];2);TRIM(LEFT(ROUND([.E7];2);FIND(&quot;,&quot;;ROUND([.E7];2))-1)))*1;6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^4;CHOOSE(LEFT(RIGHT(IF(LEN(SUBSTITUTE(ROUND([.E7];2); &quot;,&quot;; &quot;&quot;))=LEN(ROUND([.E7];2));ROUND([.E7];2);TRIM(LEFT(ROUND([.E7];2);FIND(&quot;,&quot;;ROUND([.E7];2))-1)))*1;5);1)+1;&quot;&quot;;&quot;on&quot;;&quot;yirmi&quot;;&quot;otuz&quot;;&quot;kırk&quot;;&quot;elli&quot;;&quot;altmış&quot;;&quot;yetmiş&quot;;&quot;seksen&quot;;&quot;doksan&quot;);&quot;&quot;)&amp;IF(IF(LEN(SUBSTITUTE(ROUND([.E7];2); &quot;,&quot;; &quot;&quot;))=LEN(ROUND([.E7];2));ROUND([.E7];2);TRIM(LEFT(ROUND([.E7];2);FIND(&quot;,&quot;;ROUND([.E7];2))-1)))*1&gt;=10^3;CHOOSE(LEFT(RIGHT(IF(LEN(SUBSTITUTE(ROUND([.E7];2); &quot;,&quot;; &quot;&quot;))=LEN(ROUND([.E7];2));ROUND([.E7];2);TRIM(LEFT(ROUND([.E7];2);FIND(&quot;,&quot;;ROUND([.E7];2))-1)))*1;4);1)+1;&quot;&quot;;&quot;&quot;;&quot;iki&quot;;&quot;üç&quot;;&quot;dört&quot;;&quot;beş&quot;;&quot;altı&quot;;&quot;yedi&quot;;&quot;sekiz&quot;;&quot;dokuz&quot;);&quot;&quot;)&amp;IF(AND(IF(LEN(SUBSTITUTE(ROUND([.E7];2); &quot;,&quot;; &quot;&quot;))=LEN(ROUND([.E7];2));ROUND([.E7];2);TRIM(LEFT(ROUND([.E7];2);FIND(&quot;,&quot;;ROUND([.E7];2))-1)))*1&gt;=10^3;VALUE(LEFT(RIGHT(IF(LEN(SUBSTITUTE(ROUND([.E7];2); &quot;,&quot;; &quot;&quot;))=LEN(ROUND([.E7];2));ROUND([.E7];2);TRIM(LEFT(ROUND([.E7];2);FIND(&quot;,&quot;;ROUND([.E7];2))-1)))*1;6);3))&gt;0);IF(AND(IF(LEN(SUBSTITUTE(ROUND([.E7];2); &quot;,&quot;; &quot;&quot;))=LEN(ROUND([.E7];2));ROUND([.E7];2);TRIM(LEFT(ROUND([.E7];2);FIND(&quot;,&quot;;ROUND([.E7];2))-1)))*1&gt;1999;LEFT(RIGHT(IF(LEN(SUBSTITUTE(ROUND([.E7];2); &quot;,&quot;; &quot;&quot;))=LEN(ROUND([.E7];2));ROUND([.E7];2);TRIM(LEFT(ROUND([.E7];2);FIND(&quot;,&quot;;ROUND([.E7];2))-1)))*1;4);1)=&quot;1&quot;;LEFT(RIGHT(IF(LEN(SUBSTITUTE(ROUND([.E7];2); &quot;,&quot;; &quot;&quot;))=LEN(ROUND([.E7];2));ROUND([.E7];2);TRIM(LEFT(ROUND([.E7];2);FIND(&quot;,&quot;;ROUND([.E7];2))-1)))*1;6);2)&lt;&gt;&quot;00&quot;);&quot;birbin&quot;;&quot;bin&quot;);&quot;&quot;)&amp;IF(IF(LEN(SUBSTITUTE(ROUND([.E7];2); &quot;,&quot;; &quot;&quot;))=LEN(ROUND([.E7];2));ROUND([.E7];2);TRIM(LEFT(ROUND([.E7];2);FIND(&quot;,&quot;;ROUND([.E7];2))-1)))*1&gt;=100;CHOOSE(LEFT(RIGHT(IF(LEN(SUBSTITUTE(ROUND([.E7];2); &quot;,&quot;; &quot;&quot;))=LEN(ROUND([.E7];2));ROUND([.E7];2);TRIM(LEFT(ROUND([.E7];2);FIND(&quot;,&quot;;ROUND([.E7];2))-1)))*1;3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;CHOOSE(LEFT(RIGHT(IF(LEN(SUBSTITUTE(ROUND([.E7];2); &quot;,&quot;; &quot;&quot;))=LEN(ROUND([.E7];2));ROUND([.E7];2);TRIM(LEFT(ROUND([.E7];2);FIND(&quot;,&quot;;ROUND([.E7];2))-1)))*1;2);1)+1;&quot;&quot;;&quot;on&quot;;&quot;yirmi&quot;;&quot;otuz&quot;;&quot;kırk&quot;;&quot;elli&quot;;&quot;altmış&quot;;&quot;yetmiş&quot;;&quot;seksen&quot;;&quot;doksan&quot;);&quot;&quot;)&amp;CHOOSE(MOD(IF(LEN(SUBSTITUTE(ROUND([.E7];2); &quot;,&quot;; &quot;&quot;))=LEN(ROUND([.E7];2));ROUND([.E7];2);TRIM(LEFT(ROUND([.E7];2);FIND(&quot;,&quot;;ROUND([.E7];2))-1)))*1;10)+1;&quot;&quot;;&quot;bir&quot;;&quot;iki&quot;;&quot;üç&quot;;&quot;dört&quot;;&quot;beş&quot;;&quot;altı&quot;;&quot;yedi&quot;;&quot;sekiz&quot;;&quot;dokuz&quot;)) &amp; &quot; TL &quot; &amp; IF(OR(LEN(SUBSTITUTE([.E7]; &quot;,&quot;; &quot;&quot;))=LEN([.E7]);LEN(SUBSTITUTE(ROUND([.E7];2); &quot;,&quot;; &quot;&quot;))=LEN(ROUND([.E7];2)));&quot;&quot;; PROPER(IF(IF(LEN(TRIM(RIGHT(ROUND([.E7];2);LEN(ROUND([.E7];2))-FIND(&quot;,&quot;;ROUND([.E7];2)))))&lt;2;TRIM(RIGHT(ROUND([.E7];2);LEN(ROUND([.E7];2))-FIND(&quot;,&quot;;ROUND([.E7];2))))*10;TRIM(RIGHT(ROUND([.E7];2);LEN(ROUND([.E7];2))-FIND(&quot;,&quot;;ROUND([.E7];2))))*1)&gt;=10^5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6);1)+1;&quot;&quot;;&quot;yüz&quot;;&quot;ikiyüz&quot;;&quot;üçyüz&quot;;&quot;dörtyüz&quot;;&quot;beşyüz&quot;;&quot;altıyüz&quot;;&quot;yediyüz&quot;;&quot;sekizyüz&quot;;&quot;dokuzyü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4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5);1)+1;&quot;&quot;;&quot;on&quot;;&quot;yirmi&quot;;&quot;otuz&quot;;&quot;kırk&quot;;&quot;elli&quot;;&quot;altmış&quot;;&quot;yetmiş&quot;;&quot;seksen&quot;;&quot;doksan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3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4);1)+1;&quot;&quot;;&quot;&quot;;&quot;iki&quot;;&quot;üç&quot;;&quot;dört&quot;;&quot;beş&quot;;&quot;altı&quot;;&quot;yedi&quot;;&quot;sekiz&quot;;&quot;doku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2);1)+1;&quot;&quot;;&quot;on&quot;;&quot;yirmi&quot;;&quot;otuz&quot;;&quot;kırk&quot;;&quot;elli&quot;;&quot;altmış&quot;;&quot;yetmiş&quot;;&quot;seksen&quot;;&quot;doksan&quot;);&quot;&quot;)&amp;CHOOSE(MOD(IF(LEN(TRIM(RIGHT(ROUND([.E7];2);LEN(ROUND([.E7];2))-FIND(&quot;,&quot;;ROUND([.E7];2)))))&lt;2;TRIM(RIGHT(ROUND([.E7];2);LEN(ROUND([.E7];2))-FIND(&quot;,&quot;;ROUND([.E7];2))))*10;TRIM(RIGHT(ROUND([.E7];2);LEN(ROUND([.E7];2))-FIND(&quot;,&quot;;ROUND([.E7];2))))*1);10)+1;&quot;&quot;;&quot;bir&quot;;&quot;iki&quot;;&quot;üç&quot;;&quot;dört&quot;;&quot;beş&quot;;&quot;altı&quot;;&quot;yedi&quot;;&quot;sekiz&quot;;&quot;dokuz&quot;)) &amp; &quot; Kr&quot;)" office:value-type="string" office:string-value="Ondörtbin TL" calcext:value-type="string">
            <text:p>Ondörtbin TL</text:p>
          </table:table-cell>
          <table:table-cell table:style-name="ce22" table:formula="of:=[.G6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5. Taksit</text:p>
          </table:table-cell>
          <table:table-cell table:number-columns-repeated="1016"/>
        </table:table-row>
        <table:table-row table:style-name="ro4">
          <table:covered-table-cell table:style-name="ce19"/>
          <table:table-cell table:style-name="ce22" office:value-type="float" office:value="6" calcext:value-type="float">
            <text:p>6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8-30" calcext:value-type="date">
            <text:p>30.08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8];2); &quot;,&quot;; &quot;&quot;))=LEN(ROUND([.E8];2));ROUND([.E8];2);TRIM(LEFT(ROUND([.E8];2);FIND(&quot;,&quot;;ROUND([.E8];2))-1)))*1&gt;=10^6;CHOOSE(LEFT(RIGHT(IF(LEN(SUBSTITUTE(ROUND([.E8];2); &quot;,&quot;; &quot;&quot;))=LEN(ROUND([.E8];2));ROUND([.E8];2);TRIM(LEFT(ROUND([.E8];2);FIND(&quot;,&quot;;ROUND([.E8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8];2); &quot;,&quot;; &quot;&quot;))=LEN(ROUND([.E8];2));ROUND([.E8];2);TRIM(LEFT(ROUND([.E8];2);FIND(&quot;,&quot;;ROUND([.E8];2))-1)))*1&gt;=10^5;CHOOSE(LEFT(RIGHT(IF(LEN(SUBSTITUTE(ROUND([.E8];2); &quot;,&quot;; &quot;&quot;))=LEN(ROUND([.E8];2));ROUND([.E8];2);TRIM(LEFT(ROUND([.E8];2);FIND(&quot;,&quot;;ROUND([.E8];2))-1)))*1;6);1)+1;&quot;&quot;;&quot;yüz&quot;;&quot;ikiyüz&quot;;&quot;üçyüz&quot;;&quot;dörtyüz&quot;;&quot;beşyüz&quot;;&quot;altıyüz&quot;;&quot;yediyüz&quot;;&quot;sekizyüz&quot;;&quot;dokuzyüz&quot;);&quot;&quot;)&amp;IF(IF(LEN(SUBSTITUTE(ROUND([.E8];2); &quot;,&quot;; &quot;&quot;))=LEN(ROUND([.E8];2));ROUND([.E8];2);TRIM(LEFT(ROUND([.E8];2);FIND(&quot;,&quot;;ROUND([.E8];2))-1)))*1&gt;=10^4;CHOOSE(LEFT(RIGHT(IF(LEN(SUBSTITUTE(ROUND([.E8];2); &quot;,&quot;; &quot;&quot;))=LEN(ROUND([.E8];2));ROUND([.E8];2);TRIM(LEFT(ROUND([.E8];2);FIND(&quot;,&quot;;ROUND([.E8];2))-1)))*1;5);1)+1;&quot;&quot;;&quot;on&quot;;&quot;yirmi&quot;;&quot;otuz&quot;;&quot;kırk&quot;;&quot;elli&quot;;&quot;altmış&quot;;&quot;yetmiş&quot;;&quot;seksen&quot;;&quot;doksan&quot;);&quot;&quot;)&amp;IF(IF(LEN(SUBSTITUTE(ROUND([.E8];2); &quot;,&quot;; &quot;&quot;))=LEN(ROUND([.E8];2));ROUND([.E8];2);TRIM(LEFT(ROUND([.E8];2);FIND(&quot;,&quot;;ROUND([.E8];2))-1)))*1&gt;=10^3;CHOOSE(LEFT(RIGHT(IF(LEN(SUBSTITUTE(ROUND([.E8];2); &quot;,&quot;; &quot;&quot;))=LEN(ROUND([.E8];2));ROUND([.E8];2);TRIM(LEFT(ROUND([.E8];2);FIND(&quot;,&quot;;ROUND([.E8];2))-1)))*1;4);1)+1;&quot;&quot;;&quot;&quot;;&quot;iki&quot;;&quot;üç&quot;;&quot;dört&quot;;&quot;beş&quot;;&quot;altı&quot;;&quot;yedi&quot;;&quot;sekiz&quot;;&quot;dokuz&quot;);&quot;&quot;)&amp;IF(AND(IF(LEN(SUBSTITUTE(ROUND([.E8];2); &quot;,&quot;; &quot;&quot;))=LEN(ROUND([.E8];2));ROUND([.E8];2);TRIM(LEFT(ROUND([.E8];2);FIND(&quot;,&quot;;ROUND([.E8];2))-1)))*1&gt;=10^3;VALUE(LEFT(RIGHT(IF(LEN(SUBSTITUTE(ROUND([.E8];2); &quot;,&quot;; &quot;&quot;))=LEN(ROUND([.E8];2));ROUND([.E8];2);TRIM(LEFT(ROUND([.E8];2);FIND(&quot;,&quot;;ROUND([.E8];2))-1)))*1;6);3))&gt;0);IF(AND(IF(LEN(SUBSTITUTE(ROUND([.E8];2); &quot;,&quot;; &quot;&quot;))=LEN(ROUND([.E8];2));ROUND([.E8];2);TRIM(LEFT(ROUND([.E8];2);FIND(&quot;,&quot;;ROUND([.E8];2))-1)))*1&gt;1999;LEFT(RIGHT(IF(LEN(SUBSTITUTE(ROUND([.E8];2); &quot;,&quot;; &quot;&quot;))=LEN(ROUND([.E8];2));ROUND([.E8];2);TRIM(LEFT(ROUND([.E8];2);FIND(&quot;,&quot;;ROUND([.E8];2))-1)))*1;4);1)=&quot;1&quot;;LEFT(RIGHT(IF(LEN(SUBSTITUTE(ROUND([.E8];2); &quot;,&quot;; &quot;&quot;))=LEN(ROUND([.E8];2));ROUND([.E8];2);TRIM(LEFT(ROUND([.E8];2);FIND(&quot;,&quot;;ROUND([.E8];2))-1)))*1;6);2)&lt;&gt;&quot;00&quot;);&quot;birbin&quot;;&quot;bin&quot;);&quot;&quot;)&amp;IF(IF(LEN(SUBSTITUTE(ROUND([.E8];2); &quot;,&quot;; &quot;&quot;))=LEN(ROUND([.E8];2));ROUND([.E8];2);TRIM(LEFT(ROUND([.E8];2);FIND(&quot;,&quot;;ROUND([.E8];2))-1)))*1&gt;=100;CHOOSE(LEFT(RIGHT(IF(LEN(SUBSTITUTE(ROUND([.E8];2); &quot;,&quot;; &quot;&quot;))=LEN(ROUND([.E8];2));ROUND([.E8];2);TRIM(LEFT(ROUND([.E8];2);FIND(&quot;,&quot;;ROUND([.E8];2))-1)))*1;3);1)+1;&quot;&quot;;&quot;yüz&quot;;&quot;ikiyüz&quot;;&quot;üçyüz&quot;;&quot;dörtyüz&quot;;&quot;beşyüz&quot;;&quot;altıyüz&quot;;&quot;yediyüz&quot;;&quot;sekizyüz&quot;;&quot;dokuzyüz&quot;);&quot;&quot;)&amp;IF(IF(LEN(SUBSTITUTE(ROUND([.E8];2); &quot;,&quot;; &quot;&quot;))=LEN(ROUND([.E8];2));ROUND([.E8];2);TRIM(LEFT(ROUND([.E8];2);FIND(&quot;,&quot;;ROUND([.E8];2))-1)))*1&gt;=10;CHOOSE(LEFT(RIGHT(IF(LEN(SUBSTITUTE(ROUND([.E8];2); &quot;,&quot;; &quot;&quot;))=LEN(ROUND([.E8];2));ROUND([.E8];2);TRIM(LEFT(ROUND([.E8];2);FIND(&quot;,&quot;;ROUND([.E8];2))-1)))*1;2);1)+1;&quot;&quot;;&quot;on&quot;;&quot;yirmi&quot;;&quot;otuz&quot;;&quot;kırk&quot;;&quot;elli&quot;;&quot;altmış&quot;;&quot;yetmiş&quot;;&quot;seksen&quot;;&quot;doksan&quot;);&quot;&quot;)&amp;CHOOSE(MOD(IF(LEN(SUBSTITUTE(ROUND([.E8];2); &quot;,&quot;; &quot;&quot;))=LEN(ROUND([.E8];2));ROUND([.E8];2);TRIM(LEFT(ROUND([.E8];2);FIND(&quot;,&quot;;ROUND([.E8];2))-1)))*1;10)+1;&quot;&quot;;&quot;bir&quot;;&quot;iki&quot;;&quot;üç&quot;;&quot;dört&quot;;&quot;beş&quot;;&quot;altı&quot;;&quot;yedi&quot;;&quot;sekiz&quot;;&quot;dokuz&quot;)) &amp; &quot; TL &quot; &amp; IF(OR(LEN(SUBSTITUTE([.E8]; &quot;,&quot;; &quot;&quot;))=LEN([.E8]);LEN(SUBSTITUTE(ROUND([.E8];2); &quot;,&quot;; &quot;&quot;))=LEN(ROUND([.E8];2)));&quot;&quot;; PROPER(IF(IF(LEN(TRIM(RIGHT(ROUND([.E8];2);LEN(ROUND([.E8];2))-FIND(&quot;,&quot;;ROUND([.E8];2)))))&lt;2;TRIM(RIGHT(ROUND([.E8];2);LEN(ROUND([.E8];2))-FIND(&quot;,&quot;;ROUND([.E8];2))))*10;TRIM(RIGHT(ROUND([.E8];2);LEN(ROUND([.E8];2))-FIND(&quot;,&quot;;ROUND([.E8];2))))*1)&gt;=10^5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6);1)+1;&quot;&quot;;&quot;yüz&quot;;&quot;ikiyüz&quot;;&quot;üçyüz&quot;;&quot;dörtyüz&quot;;&quot;beşyüz&quot;;&quot;altıyüz&quot;;&quot;yediyüz&quot;;&quot;sekizyüz&quot;;&quot;dokuzyüz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^4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5);1)+1;&quot;&quot;;&quot;on&quot;;&quot;yirmi&quot;;&quot;otuz&quot;;&quot;kırk&quot;;&quot;elli&quot;;&quot;altmış&quot;;&quot;yetmiş&quot;;&quot;seksen&quot;;&quot;doksan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^3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4);1)+1;&quot;&quot;;&quot;&quot;;&quot;iki&quot;;&quot;üç&quot;;&quot;dört&quot;;&quot;beş&quot;;&quot;altı&quot;;&quot;yedi&quot;;&quot;sekiz&quot;;&quot;dokuz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2);1)+1;&quot;&quot;;&quot;on&quot;;&quot;yirmi&quot;;&quot;otuz&quot;;&quot;kırk&quot;;&quot;elli&quot;;&quot;altmış&quot;;&quot;yetmiş&quot;;&quot;seksen&quot;;&quot;doksan&quot;);&quot;&quot;)&amp;CHOOSE(MOD(IF(LEN(TRIM(RIGHT(ROUND([.E8];2);LEN(ROUND([.E8];2))-FIND(&quot;,&quot;;ROUND([.E8];2)))))&lt;2;TRIM(RIGHT(ROUND([.E8];2);LEN(ROUND([.E8];2))-FIND(&quot;,&quot;;ROUND([.E8];2))))*10;TRIM(RIGHT(ROUND([.E8];2);LEN(ROUND([.E8];2))-FIND(&quot;,&quot;;ROUND([.E8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2" table:formula="of:=[.G7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6. Taksit</text:p>
          </table:table-cell>
          <table:table-cell table:number-columns-repeated="1016"/>
        </table:table-row>
        <table:table-row table:style-name="ro4">
          <table:covered-table-cell table:style-name="ce19"/>
          <table:table-cell table:style-name="ce22" office:value-type="float" office:value="7" calcext:value-type="float">
            <text:p>7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9-30" calcext:value-type="date">
            <text:p>30.09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9];2); &quot;,&quot;; &quot;&quot;))=LEN(ROUND([.E9];2));ROUND([.E9];2);TRIM(LEFT(ROUND([.E9];2);FIND(&quot;,&quot;;ROUND([.E9];2))-1)))*1&gt;=10^6;CHOOSE(LEFT(RIGHT(IF(LEN(SUBSTITUTE(ROUND([.E9];2); &quot;,&quot;; &quot;&quot;))=LEN(ROUND([.E9];2));ROUND([.E9];2);TRIM(LEFT(ROUND([.E9];2);FIND(&quot;,&quot;;ROUND([.E9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9];2); &quot;,&quot;; &quot;&quot;))=LEN(ROUND([.E9];2));ROUND([.E9];2);TRIM(LEFT(ROUND([.E9];2);FIND(&quot;,&quot;;ROUND([.E9];2))-1)))*1&gt;=10^5;CHOOSE(LEFT(RIGHT(IF(LEN(SUBSTITUTE(ROUND([.E9];2); &quot;,&quot;; &quot;&quot;))=LEN(ROUND([.E9];2));ROUND([.E9];2);TRIM(LEFT(ROUND([.E9];2);FIND(&quot;,&quot;;ROUND([.E9];2))-1)))*1;6);1)+1;&quot;&quot;;&quot;yüz&quot;;&quot;ikiyüz&quot;;&quot;üçyüz&quot;;&quot;dörtyüz&quot;;&quot;beşyüz&quot;;&quot;altıyüz&quot;;&quot;yediyüz&quot;;&quot;sekizyüz&quot;;&quot;dokuzyüz&quot;);&quot;&quot;)&amp;IF(IF(LEN(SUBSTITUTE(ROUND([.E9];2); &quot;,&quot;; &quot;&quot;))=LEN(ROUND([.E9];2));ROUND([.E9];2);TRIM(LEFT(ROUND([.E9];2);FIND(&quot;,&quot;;ROUND([.E9];2))-1)))*1&gt;=10^4;CHOOSE(LEFT(RIGHT(IF(LEN(SUBSTITUTE(ROUND([.E9];2); &quot;,&quot;; &quot;&quot;))=LEN(ROUND([.E9];2));ROUND([.E9];2);TRIM(LEFT(ROUND([.E9];2);FIND(&quot;,&quot;;ROUND([.E9];2))-1)))*1;5);1)+1;&quot;&quot;;&quot;on&quot;;&quot;yirmi&quot;;&quot;otuz&quot;;&quot;kırk&quot;;&quot;elli&quot;;&quot;altmış&quot;;&quot;yetmiş&quot;;&quot;seksen&quot;;&quot;doksan&quot;);&quot;&quot;)&amp;IF(IF(LEN(SUBSTITUTE(ROUND([.E9];2); &quot;,&quot;; &quot;&quot;))=LEN(ROUND([.E9];2));ROUND([.E9];2);TRIM(LEFT(ROUND([.E9];2);FIND(&quot;,&quot;;ROUND([.E9];2))-1)))*1&gt;=10^3;CHOOSE(LEFT(RIGHT(IF(LEN(SUBSTITUTE(ROUND([.E9];2); &quot;,&quot;; &quot;&quot;))=LEN(ROUND([.E9];2));ROUND([.E9];2);TRIM(LEFT(ROUND([.E9];2);FIND(&quot;,&quot;;ROUND([.E9];2))-1)))*1;4);1)+1;&quot;&quot;;&quot;&quot;;&quot;iki&quot;;&quot;üç&quot;;&quot;dört&quot;;&quot;beş&quot;;&quot;altı&quot;;&quot;yedi&quot;;&quot;sekiz&quot;;&quot;dokuz&quot;);&quot;&quot;)&amp;IF(AND(IF(LEN(SUBSTITUTE(ROUND([.E9];2); &quot;,&quot;; &quot;&quot;))=LEN(ROUND([.E9];2));ROUND([.E9];2);TRIM(LEFT(ROUND([.E9];2);FIND(&quot;,&quot;;ROUND([.E9];2))-1)))*1&gt;=10^3;VALUE(LEFT(RIGHT(IF(LEN(SUBSTITUTE(ROUND([.E9];2); &quot;,&quot;; &quot;&quot;))=LEN(ROUND([.E9];2));ROUND([.E9];2);TRIM(LEFT(ROUND([.E9];2);FIND(&quot;,&quot;;ROUND([.E9];2))-1)))*1;6);3))&gt;0);IF(AND(IF(LEN(SUBSTITUTE(ROUND([.E9];2); &quot;,&quot;; &quot;&quot;))=LEN(ROUND([.E9];2));ROUND([.E9];2);TRIM(LEFT(ROUND([.E9];2);FIND(&quot;,&quot;;ROUND([.E9];2))-1)))*1&gt;1999;LEFT(RIGHT(IF(LEN(SUBSTITUTE(ROUND([.E9];2); &quot;,&quot;; &quot;&quot;))=LEN(ROUND([.E9];2));ROUND([.E9];2);TRIM(LEFT(ROUND([.E9];2);FIND(&quot;,&quot;;ROUND([.E9];2))-1)))*1;4);1)=&quot;1&quot;;LEFT(RIGHT(IF(LEN(SUBSTITUTE(ROUND([.E9];2); &quot;,&quot;; &quot;&quot;))=LEN(ROUND([.E9];2));ROUND([.E9];2);TRIM(LEFT(ROUND([.E9];2);FIND(&quot;,&quot;;ROUND([.E9];2))-1)))*1;6);2)&lt;&gt;&quot;00&quot;);&quot;birbin&quot;;&quot;bin&quot;);&quot;&quot;)&amp;IF(IF(LEN(SUBSTITUTE(ROUND([.E9];2); &quot;,&quot;; &quot;&quot;))=LEN(ROUND([.E9];2));ROUND([.E9];2);TRIM(LEFT(ROUND([.E9];2);FIND(&quot;,&quot;;ROUND([.E9];2))-1)))*1&gt;=100;CHOOSE(LEFT(RIGHT(IF(LEN(SUBSTITUTE(ROUND([.E9];2); &quot;,&quot;; &quot;&quot;))=LEN(ROUND([.E9];2));ROUND([.E9];2);TRIM(LEFT(ROUND([.E9];2);FIND(&quot;,&quot;;ROUND([.E9];2))-1)))*1;3);1)+1;&quot;&quot;;&quot;yüz&quot;;&quot;ikiyüz&quot;;&quot;üçyüz&quot;;&quot;dörtyüz&quot;;&quot;beşyüz&quot;;&quot;altıyüz&quot;;&quot;yediyüz&quot;;&quot;sekizyüz&quot;;&quot;dokuzyüz&quot;);&quot;&quot;)&amp;IF(IF(LEN(SUBSTITUTE(ROUND([.E9];2); &quot;,&quot;; &quot;&quot;))=LEN(ROUND([.E9];2));ROUND([.E9];2);TRIM(LEFT(ROUND([.E9];2);FIND(&quot;,&quot;;ROUND([.E9];2))-1)))*1&gt;=10;CHOOSE(LEFT(RIGHT(IF(LEN(SUBSTITUTE(ROUND([.E9];2); &quot;,&quot;; &quot;&quot;))=LEN(ROUND([.E9];2));ROUND([.E9];2);TRIM(LEFT(ROUND([.E9];2);FIND(&quot;,&quot;;ROUND([.E9];2))-1)))*1;2);1)+1;&quot;&quot;;&quot;on&quot;;&quot;yirmi&quot;;&quot;otuz&quot;;&quot;kırk&quot;;&quot;elli&quot;;&quot;altmış&quot;;&quot;yetmiş&quot;;&quot;seksen&quot;;&quot;doksan&quot;);&quot;&quot;)&amp;CHOOSE(MOD(IF(LEN(SUBSTITUTE(ROUND([.E9];2); &quot;,&quot;; &quot;&quot;))=LEN(ROUND([.E9];2));ROUND([.E9];2);TRIM(LEFT(ROUND([.E9];2);FIND(&quot;,&quot;;ROUND([.E9];2))-1)))*1;10)+1;&quot;&quot;;&quot;bir&quot;;&quot;iki&quot;;&quot;üç&quot;;&quot;dört&quot;;&quot;beş&quot;;&quot;altı&quot;;&quot;yedi&quot;;&quot;sekiz&quot;;&quot;dokuz&quot;)) &amp; &quot; TL &quot; &amp; IF(OR(LEN(SUBSTITUTE([.E9]; &quot;,&quot;; &quot;&quot;))=LEN([.E9]);LEN(SUBSTITUTE(ROUND([.E9];2); &quot;,&quot;; &quot;&quot;))=LEN(ROUND([.E9];2)));&quot;&quot;; PROPER(IF(IF(LEN(TRIM(RIGHT(ROUND([.E9];2);LEN(ROUND([.E9];2))-FIND(&quot;,&quot;;ROUND([.E9];2)))))&lt;2;TRIM(RIGHT(ROUND([.E9];2);LEN(ROUND([.E9];2))-FIND(&quot;,&quot;;ROUND([.E9];2))))*10;TRIM(RIGHT(ROUND([.E9];2);LEN(ROUND([.E9];2))-FIND(&quot;,&quot;;ROUND([.E9];2))))*1)&gt;=10^5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6);1)+1;&quot;&quot;;&quot;yüz&quot;;&quot;ikiyüz&quot;;&quot;üçyüz&quot;;&quot;dörtyüz&quot;;&quot;beşyüz&quot;;&quot;altıyüz&quot;;&quot;yediyüz&quot;;&quot;sekizyüz&quot;;&quot;dokuzyüz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^4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5);1)+1;&quot;&quot;;&quot;on&quot;;&quot;yirmi&quot;;&quot;otuz&quot;;&quot;kırk&quot;;&quot;elli&quot;;&quot;altmış&quot;;&quot;yetmiş&quot;;&quot;seksen&quot;;&quot;doksan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^3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4);1)+1;&quot;&quot;;&quot;&quot;;&quot;iki&quot;;&quot;üç&quot;;&quot;dört&quot;;&quot;beş&quot;;&quot;altı&quot;;&quot;yedi&quot;;&quot;sekiz&quot;;&quot;dokuz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2);1)+1;&quot;&quot;;&quot;on&quot;;&quot;yirmi&quot;;&quot;otuz&quot;;&quot;kırk&quot;;&quot;elli&quot;;&quot;altmış&quot;;&quot;yetmiş&quot;;&quot;seksen&quot;;&quot;doksan&quot;);&quot;&quot;)&amp;CHOOSE(MOD(IF(LEN(TRIM(RIGHT(ROUND([.E9];2);LEN(ROUND([.E9];2))-FIND(&quot;,&quot;;ROUND([.E9];2)))))&lt;2;TRIM(RIGHT(ROUND([.E9];2);LEN(ROUND([.E9];2))-FIND(&quot;,&quot;;ROUND([.E9];2))))*10;TRIM(RIGHT(ROUND([.E9];2);LEN(ROUND([.E9];2))-FIND(&quot;,&quot;;ROUND([.E9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2" table:formula="of:=[.G8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7. Taksit</text:p>
          </table:table-cell>
          <table:table-cell table:number-columns-repeated="1016"/>
        </table:table-row>
        <table:table-row table:style-name="ro4">
          <table:table-cell table:style-name="ce8"/>
          <table:table-cell table:style-name="ce22" office:value-type="float" office:value="8" calcext:value-type="float">
            <text:p>8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10-30" calcext:value-type="date">
            <text:p>30.10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0];2); &quot;,&quot;; &quot;&quot;))=LEN(ROUND([.E10];2));ROUND([.E10];2);TRIM(LEFT(ROUND([.E10];2);FIND(&quot;,&quot;;ROUND([.E10];2))-1)))*1&gt;=10^6;CHOOSE(LEFT(RIGHT(IF(LEN(SUBSTITUTE(ROUND([.E10];2); &quot;,&quot;; &quot;&quot;))=LEN(ROUND([.E10];2));ROUND([.E10];2);TRIM(LEFT(ROUND([.E10];2);FIND(&quot;,&quot;;ROUND([.E10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0];2); &quot;,&quot;; &quot;&quot;))=LEN(ROUND([.E10];2));ROUND([.E10];2);TRIM(LEFT(ROUND([.E10];2);FIND(&quot;,&quot;;ROUND([.E10];2))-1)))*1&gt;=10^5;CHOOSE(LEFT(RIGHT(IF(LEN(SUBSTITUTE(ROUND([.E10];2); &quot;,&quot;; &quot;&quot;))=LEN(ROUND([.E10];2));ROUND([.E10];2);TRIM(LEFT(ROUND([.E10];2);FIND(&quot;,&quot;;ROUND([.E10];2))-1)))*1;6);1)+1;&quot;&quot;;&quot;yüz&quot;;&quot;ikiyüz&quot;;&quot;üçyüz&quot;;&quot;dörtyüz&quot;;&quot;beşyüz&quot;;&quot;altıyüz&quot;;&quot;yediyüz&quot;;&quot;sekizyüz&quot;;&quot;dokuzyüz&quot;);&quot;&quot;)&amp;IF(IF(LEN(SUBSTITUTE(ROUND([.E10];2); &quot;,&quot;; &quot;&quot;))=LEN(ROUND([.E10];2));ROUND([.E10];2);TRIM(LEFT(ROUND([.E10];2);FIND(&quot;,&quot;;ROUND([.E10];2))-1)))*1&gt;=10^4;CHOOSE(LEFT(RIGHT(IF(LEN(SUBSTITUTE(ROUND([.E10];2); &quot;,&quot;; &quot;&quot;))=LEN(ROUND([.E10];2));ROUND([.E10];2);TRIM(LEFT(ROUND([.E10];2);FIND(&quot;,&quot;;ROUND([.E10];2))-1)))*1;5);1)+1;&quot;&quot;;&quot;on&quot;;&quot;yirmi&quot;;&quot;otuz&quot;;&quot;kırk&quot;;&quot;elli&quot;;&quot;altmış&quot;;&quot;yetmiş&quot;;&quot;seksen&quot;;&quot;doksan&quot;);&quot;&quot;)&amp;IF(IF(LEN(SUBSTITUTE(ROUND([.E10];2); &quot;,&quot;; &quot;&quot;))=LEN(ROUND([.E10];2));ROUND([.E10];2);TRIM(LEFT(ROUND([.E10];2);FIND(&quot;,&quot;;ROUND([.E10];2))-1)))*1&gt;=10^3;CHOOSE(LEFT(RIGHT(IF(LEN(SUBSTITUTE(ROUND([.E10];2); &quot;,&quot;; &quot;&quot;))=LEN(ROUND([.E10];2));ROUND([.E10];2);TRIM(LEFT(ROUND([.E10];2);FIND(&quot;,&quot;;ROUND([.E10];2))-1)))*1;4);1)+1;&quot;&quot;;&quot;&quot;;&quot;iki&quot;;&quot;üç&quot;;&quot;dört&quot;;&quot;beş&quot;;&quot;altı&quot;;&quot;yedi&quot;;&quot;sekiz&quot;;&quot;dokuz&quot;);&quot;&quot;)&amp;IF(AND(IF(LEN(SUBSTITUTE(ROUND([.E10];2); &quot;,&quot;; &quot;&quot;))=LEN(ROUND([.E10];2));ROUND([.E10];2);TRIM(LEFT(ROUND([.E10];2);FIND(&quot;,&quot;;ROUND([.E10];2))-1)))*1&gt;=10^3;VALUE(LEFT(RIGHT(IF(LEN(SUBSTITUTE(ROUND([.E10];2); &quot;,&quot;; &quot;&quot;))=LEN(ROUND([.E10];2));ROUND([.E10];2);TRIM(LEFT(ROUND([.E10];2);FIND(&quot;,&quot;;ROUND([.E10];2))-1)))*1;6);3))&gt;0);IF(AND(IF(LEN(SUBSTITUTE(ROUND([.E10];2); &quot;,&quot;; &quot;&quot;))=LEN(ROUND([.E10];2));ROUND([.E10];2);TRIM(LEFT(ROUND([.E10];2);FIND(&quot;,&quot;;ROUND([.E10];2))-1)))*1&gt;1999;LEFT(RIGHT(IF(LEN(SUBSTITUTE(ROUND([.E10];2); &quot;,&quot;; &quot;&quot;))=LEN(ROUND([.E10];2));ROUND([.E10];2);TRIM(LEFT(ROUND([.E10];2);FIND(&quot;,&quot;;ROUND([.E10];2))-1)))*1;4);1)=&quot;1&quot;;LEFT(RIGHT(IF(LEN(SUBSTITUTE(ROUND([.E10];2); &quot;,&quot;; &quot;&quot;))=LEN(ROUND([.E10];2));ROUND([.E10];2);TRIM(LEFT(ROUND([.E10];2);FIND(&quot;,&quot;;ROUND([.E10];2))-1)))*1;6);2)&lt;&gt;&quot;00&quot;);&quot;birbin&quot;;&quot;bin&quot;);&quot;&quot;)&amp;IF(IF(LEN(SUBSTITUTE(ROUND([.E10];2); &quot;,&quot;; &quot;&quot;))=LEN(ROUND([.E10];2));ROUND([.E10];2);TRIM(LEFT(ROUND([.E10];2);FIND(&quot;,&quot;;ROUND([.E10];2))-1)))*1&gt;=100;CHOOSE(LEFT(RIGHT(IF(LEN(SUBSTITUTE(ROUND([.E10];2); &quot;,&quot;; &quot;&quot;))=LEN(ROUND([.E10];2));ROUND([.E10];2);TRIM(LEFT(ROUND([.E10];2);FIND(&quot;,&quot;;ROUND([.E10];2))-1)))*1;3);1)+1;&quot;&quot;;&quot;yüz&quot;;&quot;ikiyüz&quot;;&quot;üçyüz&quot;;&quot;dörtyüz&quot;;&quot;beşyüz&quot;;&quot;altıyüz&quot;;&quot;yediyüz&quot;;&quot;sekizyüz&quot;;&quot;dokuzyüz&quot;);&quot;&quot;)&amp;IF(IF(LEN(SUBSTITUTE(ROUND([.E10];2); &quot;,&quot;; &quot;&quot;))=LEN(ROUND([.E10];2));ROUND([.E10];2);TRIM(LEFT(ROUND([.E10];2);FIND(&quot;,&quot;;ROUND([.E10];2))-1)))*1&gt;=10;CHOOSE(LEFT(RIGHT(IF(LEN(SUBSTITUTE(ROUND([.E10];2); &quot;,&quot;; &quot;&quot;))=LEN(ROUND([.E10];2));ROUND([.E10];2);TRIM(LEFT(ROUND([.E10];2);FIND(&quot;,&quot;;ROUND([.E10];2))-1)))*1;2);1)+1;&quot;&quot;;&quot;on&quot;;&quot;yirmi&quot;;&quot;otuz&quot;;&quot;kırk&quot;;&quot;elli&quot;;&quot;altmış&quot;;&quot;yetmiş&quot;;&quot;seksen&quot;;&quot;doksan&quot;);&quot;&quot;)&amp;CHOOSE(MOD(IF(LEN(SUBSTITUTE(ROUND([.E10];2); &quot;,&quot;; &quot;&quot;))=LEN(ROUND([.E10];2));ROUND([.E10];2);TRIM(LEFT(ROUND([.E10];2);FIND(&quot;,&quot;;ROUND([.E10];2))-1)))*1;10)+1;&quot;&quot;;&quot;bir&quot;;&quot;iki&quot;;&quot;üç&quot;;&quot;dört&quot;;&quot;beş&quot;;&quot;altı&quot;;&quot;yedi&quot;;&quot;sekiz&quot;;&quot;dokuz&quot;)) &amp; &quot; TL &quot; &amp; IF(OR(LEN(SUBSTITUTE([.E10]; &quot;,&quot;; &quot;&quot;))=LEN([.E10]);LEN(SUBSTITUTE(ROUND([.E10];2); &quot;,&quot;; &quot;&quot;))=LEN(ROUND([.E10];2)));&quot;&quot;; PROPER(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5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6);1)+1;&quot;&quot;;&quot;yüz&quot;;&quot;ikiyüz&quot;;&quot;üçyüz&quot;;&quot;dörtyüz&quot;;&quot;beşyüz&quot;;&quot;altıyüz&quot;;&quot;yediyüz&quot;;&quot;sekizyüz&quot;;&quot;dokuzyüz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4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5);1)+1;&quot;&quot;;&quot;on&quot;;&quot;yirmi&quot;;&quot;otuz&quot;;&quot;kırk&quot;;&quot;elli&quot;;&quot;altmış&quot;;&quot;yetmiş&quot;;&quot;seksen&quot;;&quot;doksan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3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4);1)+1;&quot;&quot;;&quot;&quot;;&quot;iki&quot;;&quot;üç&quot;;&quot;dört&quot;;&quot;beş&quot;;&quot;altı&quot;;&quot;yedi&quot;;&quot;sekiz&quot;;&quot;dokuz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2);1)+1;&quot;&quot;;&quot;on&quot;;&quot;yirmi&quot;;&quot;otuz&quot;;&quot;kırk&quot;;&quot;elli&quot;;&quot;altmış&quot;;&quot;yetmiş&quot;;&quot;seksen&quot;;&quot;doksan&quot;);&quot;&quot;)&amp;CHOOSE(MOD(IF(LEN(TRIM(RIGHT(ROUND([.E10];2);LEN(ROUND([.E10];2))-FIND(&quot;,&quot;;ROUND([.E10];2)))))&lt;2;TRIM(RIGHT(ROUND([.E10];2);LEN(ROUND([.E10];2))-FIND(&quot;,&quot;;ROUND([.E10];2))))*10;TRIM(RIGHT(ROUND([.E10];2);LEN(ROUND([.E10];2))-FIND(&quot;,&quot;;ROUND([.E10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2" table:formula="of:=[.G9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8. Taksit</text:p>
          </table:table-cell>
          <table:table-cell table:number-columns-repeated="1016"/>
        </table:table-row>
        <table:table-row table:style-name="ro4">
          <table:table-cell table:style-name="ce19" table:number-columns-spanned="1" table:number-rows-spanned="5"/>
          <table:table-cell table:style-name="ce22" office:value-type="float" office:value="9" calcext:value-type="float">
            <text:p>9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11-30" calcext:value-type="date">
            <text:p>30.11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1];2); &quot;,&quot;; &quot;&quot;))=LEN(ROUND([.E11];2));ROUND([.E11];2);TRIM(LEFT(ROUND([.E11];2);FIND(&quot;,&quot;;ROUND([.E11];2))-1)))*1&gt;=10^6;CHOOSE(LEFT(RIGHT(IF(LEN(SUBSTITUTE(ROUND([.E11];2); &quot;,&quot;; &quot;&quot;))=LEN(ROUND([.E11];2));ROUND([.E11];2);TRIM(LEFT(ROUND([.E11];2);FIND(&quot;,&quot;;ROUND([.E11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1];2); &quot;,&quot;; &quot;&quot;))=LEN(ROUND([.E11];2));ROUND([.E11];2);TRIM(LEFT(ROUND([.E11];2);FIND(&quot;,&quot;;ROUND([.E11];2))-1)))*1&gt;=10^5;CHOOSE(LEFT(RIGHT(IF(LEN(SUBSTITUTE(ROUND([.E11];2); &quot;,&quot;; &quot;&quot;))=LEN(ROUND([.E11];2));ROUND([.E11];2);TRIM(LEFT(ROUND([.E11];2);FIND(&quot;,&quot;;ROUND([.E11];2))-1)))*1;6);1)+1;&quot;&quot;;&quot;yüz&quot;;&quot;ikiyüz&quot;;&quot;üçyüz&quot;;&quot;dörtyüz&quot;;&quot;beşyüz&quot;;&quot;altıyüz&quot;;&quot;yediyüz&quot;;&quot;sekizyüz&quot;;&quot;dokuzyüz&quot;);&quot;&quot;)&amp;IF(IF(LEN(SUBSTITUTE(ROUND([.E11];2); &quot;,&quot;; &quot;&quot;))=LEN(ROUND([.E11];2));ROUND([.E11];2);TRIM(LEFT(ROUND([.E11];2);FIND(&quot;,&quot;;ROUND([.E11];2))-1)))*1&gt;=10^4;CHOOSE(LEFT(RIGHT(IF(LEN(SUBSTITUTE(ROUND([.E11];2); &quot;,&quot;; &quot;&quot;))=LEN(ROUND([.E11];2));ROUND([.E11];2);TRIM(LEFT(ROUND([.E11];2);FIND(&quot;,&quot;;ROUND([.E11];2))-1)))*1;5);1)+1;&quot;&quot;;&quot;on&quot;;&quot;yirmi&quot;;&quot;otuz&quot;;&quot;kırk&quot;;&quot;elli&quot;;&quot;altmış&quot;;&quot;yetmiş&quot;;&quot;seksen&quot;;&quot;doksan&quot;);&quot;&quot;)&amp;IF(IF(LEN(SUBSTITUTE(ROUND([.E11];2); &quot;,&quot;; &quot;&quot;))=LEN(ROUND([.E11];2));ROUND([.E11];2);TRIM(LEFT(ROUND([.E11];2);FIND(&quot;,&quot;;ROUND([.E11];2))-1)))*1&gt;=10^3;CHOOSE(LEFT(RIGHT(IF(LEN(SUBSTITUTE(ROUND([.E11];2); &quot;,&quot;; &quot;&quot;))=LEN(ROUND([.E11];2));ROUND([.E11];2);TRIM(LEFT(ROUND([.E11];2);FIND(&quot;,&quot;;ROUND([.E11];2))-1)))*1;4);1)+1;&quot;&quot;;&quot;&quot;;&quot;iki&quot;;&quot;üç&quot;;&quot;dört&quot;;&quot;beş&quot;;&quot;altı&quot;;&quot;yedi&quot;;&quot;sekiz&quot;;&quot;dokuz&quot;);&quot;&quot;)&amp;IF(AND(IF(LEN(SUBSTITUTE(ROUND([.E11];2); &quot;,&quot;; &quot;&quot;))=LEN(ROUND([.E11];2));ROUND([.E11];2);TRIM(LEFT(ROUND([.E11];2);FIND(&quot;,&quot;;ROUND([.E11];2))-1)))*1&gt;=10^3;VALUE(LEFT(RIGHT(IF(LEN(SUBSTITUTE(ROUND([.E11];2); &quot;,&quot;; &quot;&quot;))=LEN(ROUND([.E11];2));ROUND([.E11];2);TRIM(LEFT(ROUND([.E11];2);FIND(&quot;,&quot;;ROUND([.E11];2))-1)))*1;6);3))&gt;0);IF(AND(IF(LEN(SUBSTITUTE(ROUND([.E11];2); &quot;,&quot;; &quot;&quot;))=LEN(ROUND([.E11];2));ROUND([.E11];2);TRIM(LEFT(ROUND([.E11];2);FIND(&quot;,&quot;;ROUND([.E11];2))-1)))*1&gt;1999;LEFT(RIGHT(IF(LEN(SUBSTITUTE(ROUND([.E11];2); &quot;,&quot;; &quot;&quot;))=LEN(ROUND([.E11];2));ROUND([.E11];2);TRIM(LEFT(ROUND([.E11];2);FIND(&quot;,&quot;;ROUND([.E11];2))-1)))*1;4);1)=&quot;1&quot;;LEFT(RIGHT(IF(LEN(SUBSTITUTE(ROUND([.E11];2); &quot;,&quot;; &quot;&quot;))=LEN(ROUND([.E11];2));ROUND([.E11];2);TRIM(LEFT(ROUND([.E11];2);FIND(&quot;,&quot;;ROUND([.E11];2))-1)))*1;6);2)&lt;&gt;&quot;00&quot;);&quot;birbin&quot;;&quot;bin&quot;);&quot;&quot;)&amp;IF(IF(LEN(SUBSTITUTE(ROUND([.E11];2); &quot;,&quot;; &quot;&quot;))=LEN(ROUND([.E11];2));ROUND([.E11];2);TRIM(LEFT(ROUND([.E11];2);FIND(&quot;,&quot;;ROUND([.E11];2))-1)))*1&gt;=100;CHOOSE(LEFT(RIGHT(IF(LEN(SUBSTITUTE(ROUND([.E11];2); &quot;,&quot;; &quot;&quot;))=LEN(ROUND([.E11];2));ROUND([.E11];2);TRIM(LEFT(ROUND([.E11];2);FIND(&quot;,&quot;;ROUND([.E11];2))-1)))*1;3);1)+1;&quot;&quot;;&quot;yüz&quot;;&quot;ikiyüz&quot;;&quot;üçyüz&quot;;&quot;dörtyüz&quot;;&quot;beşyüz&quot;;&quot;altıyüz&quot;;&quot;yediyüz&quot;;&quot;sekizyüz&quot;;&quot;dokuzyüz&quot;);&quot;&quot;)&amp;IF(IF(LEN(SUBSTITUTE(ROUND([.E11];2); &quot;,&quot;; &quot;&quot;))=LEN(ROUND([.E11];2));ROUND([.E11];2);TRIM(LEFT(ROUND([.E11];2);FIND(&quot;,&quot;;ROUND([.E11];2))-1)))*1&gt;=10;CHOOSE(LEFT(RIGHT(IF(LEN(SUBSTITUTE(ROUND([.E11];2); &quot;,&quot;; &quot;&quot;))=LEN(ROUND([.E11];2));ROUND([.E11];2);TRIM(LEFT(ROUND([.E11];2);FIND(&quot;,&quot;;ROUND([.E11];2))-1)))*1;2);1)+1;&quot;&quot;;&quot;on&quot;;&quot;yirmi&quot;;&quot;otuz&quot;;&quot;kırk&quot;;&quot;elli&quot;;&quot;altmış&quot;;&quot;yetmiş&quot;;&quot;seksen&quot;;&quot;doksan&quot;);&quot;&quot;)&amp;CHOOSE(MOD(IF(LEN(SUBSTITUTE(ROUND([.E11];2); &quot;,&quot;; &quot;&quot;))=LEN(ROUND([.E11];2));ROUND([.E11];2);TRIM(LEFT(ROUND([.E11];2);FIND(&quot;,&quot;;ROUND([.E11];2))-1)))*1;10)+1;&quot;&quot;;&quot;bir&quot;;&quot;iki&quot;;&quot;üç&quot;;&quot;dört&quot;;&quot;beş&quot;;&quot;altı&quot;;&quot;yedi&quot;;&quot;sekiz&quot;;&quot;dokuz&quot;)) &amp; &quot; TL &quot; &amp; IF(OR(LEN(SUBSTITUTE([.E11]; &quot;,&quot;; &quot;&quot;))=LEN([.E11]);LEN(SUBSTITUTE(ROUND([.E11];2); &quot;,&quot;; &quot;&quot;))=LEN(ROUND([.E11];2)));&quot;&quot;; PROPER(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5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6);1)+1;&quot;&quot;;&quot;yüz&quot;;&quot;ikiyüz&quot;;&quot;üçyüz&quot;;&quot;dörtyüz&quot;;&quot;beşyüz&quot;;&quot;altıyüz&quot;;&quot;yediyüz&quot;;&quot;sekizyüz&quot;;&quot;dokuzyüz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4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5);1)+1;&quot;&quot;;&quot;on&quot;;&quot;yirmi&quot;;&quot;otuz&quot;;&quot;kırk&quot;;&quot;elli&quot;;&quot;altmış&quot;;&quot;yetmiş&quot;;&quot;seksen&quot;;&quot;doksan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3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4);1)+1;&quot;&quot;;&quot;&quot;;&quot;iki&quot;;&quot;üç&quot;;&quot;dört&quot;;&quot;beş&quot;;&quot;altı&quot;;&quot;yedi&quot;;&quot;sekiz&quot;;&quot;dokuz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2);1)+1;&quot;&quot;;&quot;on&quot;;&quot;yirmi&quot;;&quot;otuz&quot;;&quot;kırk&quot;;&quot;elli&quot;;&quot;altmış&quot;;&quot;yetmiş&quot;;&quot;seksen&quot;;&quot;doksan&quot;);&quot;&quot;)&amp;CHOOSE(MOD(IF(LEN(TRIM(RIGHT(ROUND([.E11];2);LEN(ROUND([.E11];2))-FIND(&quot;,&quot;;ROUND([.E11];2)))))&lt;2;TRIM(RIGHT(ROUND([.E11];2);LEN(ROUND([.E11];2))-FIND(&quot;,&quot;;ROUND([.E11];2))))*10;TRIM(RIGHT(ROUND([.E11];2);LEN(ROUND([.E11];2))-FIND(&quot;,&quot;;ROUND([.E11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2" table:formula="of:=[.G10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9. Taksit</text:p>
          </table:table-cell>
          <table:table-cell table:number-columns-repeated="1016"/>
        </table:table-row>
        <table:table-row table:style-name="ro4">
          <table:covered-table-cell table:style-name="ce19"/>
          <table:table-cell table:style-name="ce22" office:value-type="float" office:value="10" calcext:value-type="float">
            <text:p>10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12-30" calcext:value-type="date">
            <text:p>30.12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2];2); &quot;,&quot;; &quot;&quot;))=LEN(ROUND([.E12];2));ROUND([.E12];2);TRIM(LEFT(ROUND([.E12];2);FIND(&quot;,&quot;;ROUND([.E12];2))-1)))*1&gt;=10^6;CHOOSE(LEFT(RIGHT(IF(LEN(SUBSTITUTE(ROUND([.E12];2); &quot;,&quot;; &quot;&quot;))=LEN(ROUND([.E12];2));ROUND([.E12];2);TRIM(LEFT(ROUND([.E12];2);FIND(&quot;,&quot;;ROUND([.E12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2];2); &quot;,&quot;; &quot;&quot;))=LEN(ROUND([.E12];2));ROUND([.E12];2);TRIM(LEFT(ROUND([.E12];2);FIND(&quot;,&quot;;ROUND([.E12];2))-1)))*1&gt;=10^5;CHOOSE(LEFT(RIGHT(IF(LEN(SUBSTITUTE(ROUND([.E12];2); &quot;,&quot;; &quot;&quot;))=LEN(ROUND([.E12];2));ROUND([.E12];2);TRIM(LEFT(ROUND([.E12];2);FIND(&quot;,&quot;;ROUND([.E12];2))-1)))*1;6);1)+1;&quot;&quot;;&quot;yüz&quot;;&quot;ikiyüz&quot;;&quot;üçyüz&quot;;&quot;dörtyüz&quot;;&quot;beşyüz&quot;;&quot;altıyüz&quot;;&quot;yediyüz&quot;;&quot;sekizyüz&quot;;&quot;dokuzyüz&quot;);&quot;&quot;)&amp;IF(IF(LEN(SUBSTITUTE(ROUND([.E12];2); &quot;,&quot;; &quot;&quot;))=LEN(ROUND([.E12];2));ROUND([.E12];2);TRIM(LEFT(ROUND([.E12];2);FIND(&quot;,&quot;;ROUND([.E12];2))-1)))*1&gt;=10^4;CHOOSE(LEFT(RIGHT(IF(LEN(SUBSTITUTE(ROUND([.E12];2); &quot;,&quot;; &quot;&quot;))=LEN(ROUND([.E12];2));ROUND([.E12];2);TRIM(LEFT(ROUND([.E12];2);FIND(&quot;,&quot;;ROUND([.E12];2))-1)))*1;5);1)+1;&quot;&quot;;&quot;on&quot;;&quot;yirmi&quot;;&quot;otuz&quot;;&quot;kırk&quot;;&quot;elli&quot;;&quot;altmış&quot;;&quot;yetmiş&quot;;&quot;seksen&quot;;&quot;doksan&quot;);&quot;&quot;)&amp;IF(IF(LEN(SUBSTITUTE(ROUND([.E12];2); &quot;,&quot;; &quot;&quot;))=LEN(ROUND([.E12];2));ROUND([.E12];2);TRIM(LEFT(ROUND([.E12];2);FIND(&quot;,&quot;;ROUND([.E12];2))-1)))*1&gt;=10^3;CHOOSE(LEFT(RIGHT(IF(LEN(SUBSTITUTE(ROUND([.E12];2); &quot;,&quot;; &quot;&quot;))=LEN(ROUND([.E12];2));ROUND([.E12];2);TRIM(LEFT(ROUND([.E12];2);FIND(&quot;,&quot;;ROUND([.E12];2))-1)))*1;4);1)+1;&quot;&quot;;&quot;&quot;;&quot;iki&quot;;&quot;üç&quot;;&quot;dört&quot;;&quot;beş&quot;;&quot;altı&quot;;&quot;yedi&quot;;&quot;sekiz&quot;;&quot;dokuz&quot;);&quot;&quot;)&amp;IF(AND(IF(LEN(SUBSTITUTE(ROUND([.E12];2); &quot;,&quot;; &quot;&quot;))=LEN(ROUND([.E12];2));ROUND([.E12];2);TRIM(LEFT(ROUND([.E12];2);FIND(&quot;,&quot;;ROUND([.E12];2))-1)))*1&gt;=10^3;VALUE(LEFT(RIGHT(IF(LEN(SUBSTITUTE(ROUND([.E12];2); &quot;,&quot;; &quot;&quot;))=LEN(ROUND([.E12];2));ROUND([.E12];2);TRIM(LEFT(ROUND([.E12];2);FIND(&quot;,&quot;;ROUND([.E12];2))-1)))*1;6);3))&gt;0);IF(AND(IF(LEN(SUBSTITUTE(ROUND([.E12];2); &quot;,&quot;; &quot;&quot;))=LEN(ROUND([.E12];2));ROUND([.E12];2);TRIM(LEFT(ROUND([.E12];2);FIND(&quot;,&quot;;ROUND([.E12];2))-1)))*1&gt;1999;LEFT(RIGHT(IF(LEN(SUBSTITUTE(ROUND([.E12];2); &quot;,&quot;; &quot;&quot;))=LEN(ROUND([.E12];2));ROUND([.E12];2);TRIM(LEFT(ROUND([.E12];2);FIND(&quot;,&quot;;ROUND([.E12];2))-1)))*1;4);1)=&quot;1&quot;;LEFT(RIGHT(IF(LEN(SUBSTITUTE(ROUND([.E12];2); &quot;,&quot;; &quot;&quot;))=LEN(ROUND([.E12];2));ROUND([.E12];2);TRIM(LEFT(ROUND([.E12];2);FIND(&quot;,&quot;;ROUND([.E12];2))-1)))*1;6);2)&lt;&gt;&quot;00&quot;);&quot;birbin&quot;;&quot;bin&quot;);&quot;&quot;)&amp;IF(IF(LEN(SUBSTITUTE(ROUND([.E12];2); &quot;,&quot;; &quot;&quot;))=LEN(ROUND([.E12];2));ROUND([.E12];2);TRIM(LEFT(ROUND([.E12];2);FIND(&quot;,&quot;;ROUND([.E12];2))-1)))*1&gt;=100;CHOOSE(LEFT(RIGHT(IF(LEN(SUBSTITUTE(ROUND([.E12];2); &quot;,&quot;; &quot;&quot;))=LEN(ROUND([.E12];2));ROUND([.E12];2);TRIM(LEFT(ROUND([.E12];2);FIND(&quot;,&quot;;ROUND([.E12];2))-1)))*1;3);1)+1;&quot;&quot;;&quot;yüz&quot;;&quot;ikiyüz&quot;;&quot;üçyüz&quot;;&quot;dörtyüz&quot;;&quot;beşyüz&quot;;&quot;altıyüz&quot;;&quot;yediyüz&quot;;&quot;sekizyüz&quot;;&quot;dokuzyüz&quot;);&quot;&quot;)&amp;IF(IF(LEN(SUBSTITUTE(ROUND([.E12];2); &quot;,&quot;; &quot;&quot;))=LEN(ROUND([.E12];2));ROUND([.E12];2);TRIM(LEFT(ROUND([.E12];2);FIND(&quot;,&quot;;ROUND([.E12];2))-1)))*1&gt;=10;CHOOSE(LEFT(RIGHT(IF(LEN(SUBSTITUTE(ROUND([.E12];2); &quot;,&quot;; &quot;&quot;))=LEN(ROUND([.E12];2));ROUND([.E12];2);TRIM(LEFT(ROUND([.E12];2);FIND(&quot;,&quot;;ROUND([.E12];2))-1)))*1;2);1)+1;&quot;&quot;;&quot;on&quot;;&quot;yirmi&quot;;&quot;otuz&quot;;&quot;kırk&quot;;&quot;elli&quot;;&quot;altmış&quot;;&quot;yetmiş&quot;;&quot;seksen&quot;;&quot;doksan&quot;);&quot;&quot;)&amp;CHOOSE(MOD(IF(LEN(SUBSTITUTE(ROUND([.E12];2); &quot;,&quot;; &quot;&quot;))=LEN(ROUND([.E12];2));ROUND([.E12];2);TRIM(LEFT(ROUND([.E12];2);FIND(&quot;,&quot;;ROUND([.E12];2))-1)))*1;10)+1;&quot;&quot;;&quot;bir&quot;;&quot;iki&quot;;&quot;üç&quot;;&quot;dört&quot;;&quot;beş&quot;;&quot;altı&quot;;&quot;yedi&quot;;&quot;sekiz&quot;;&quot;dokuz&quot;)) &amp; &quot; TL &quot; &amp; IF(OR(LEN(SUBSTITUTE([.E12]; &quot;,&quot;; &quot;&quot;))=LEN([.E12]);LEN(SUBSTITUTE(ROUND([.E12];2); &quot;,&quot;; &quot;&quot;))=LEN(ROUND([.E12];2)));&quot;&quot;; PROPER(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5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6);1)+1;&quot;&quot;;&quot;yüz&quot;;&quot;ikiyüz&quot;;&quot;üçyüz&quot;;&quot;dörtyüz&quot;;&quot;beşyüz&quot;;&quot;altıyüz&quot;;&quot;yediyüz&quot;;&quot;sekizyüz&quot;;&quot;dokuzyüz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4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5);1)+1;&quot;&quot;;&quot;on&quot;;&quot;yirmi&quot;;&quot;otuz&quot;;&quot;kırk&quot;;&quot;elli&quot;;&quot;altmış&quot;;&quot;yetmiş&quot;;&quot;seksen&quot;;&quot;doksan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3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4);1)+1;&quot;&quot;;&quot;&quot;;&quot;iki&quot;;&quot;üç&quot;;&quot;dört&quot;;&quot;beş&quot;;&quot;altı&quot;;&quot;yedi&quot;;&quot;sekiz&quot;;&quot;dokuz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2);1)+1;&quot;&quot;;&quot;on&quot;;&quot;yirmi&quot;;&quot;otuz&quot;;&quot;kırk&quot;;&quot;elli&quot;;&quot;altmış&quot;;&quot;yetmiş&quot;;&quot;seksen&quot;;&quot;doksan&quot;);&quot;&quot;)&amp;CHOOSE(MOD(IF(LEN(TRIM(RIGHT(ROUND([.E12];2);LEN(ROUND([.E12];2))-FIND(&quot;,&quot;;ROUND([.E12];2)))))&lt;2;TRIM(RIGHT(ROUND([.E12];2);LEN(ROUND([.E12];2))-FIND(&quot;,&quot;;ROUND([.E12];2))))*10;TRIM(RIGHT(ROUND([.E12];2);LEN(ROUND([.E12];2))-FIND(&quot;,&quot;;ROUND([.E12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2" table:formula="of:=[.G11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10. Taksit</text:p>
          </table:table-cell>
          <table:table-cell table:number-columns-repeated="1016"/>
        </table:table-row>
        <table:table-row table:style-name="ro4">
          <table:covered-table-cell table:style-name="ce19"/>
          <table:table-cell table:style-name="ce22" office:value-type="float" office:value="11" calcext:value-type="float">
            <text:p>11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2-01-30" calcext:value-type="date">
            <text:p>30.01.2022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3];2); &quot;,&quot;; &quot;&quot;))=LEN(ROUND([.E13];2));ROUND([.E13];2);TRIM(LEFT(ROUND([.E13];2);FIND(&quot;,&quot;;ROUND([.E13];2))-1)))*1&gt;=10^6;CHOOSE(LEFT(RIGHT(IF(LEN(SUBSTITUTE(ROUND([.E13];2); &quot;,&quot;; &quot;&quot;))=LEN(ROUND([.E13];2));ROUND([.E13];2);TRIM(LEFT(ROUND([.E13];2);FIND(&quot;,&quot;;ROUND([.E1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3];2); &quot;,&quot;; &quot;&quot;))=LEN(ROUND([.E13];2));ROUND([.E13];2);TRIM(LEFT(ROUND([.E13];2);FIND(&quot;,&quot;;ROUND([.E13];2))-1)))*1&gt;=10^5;CHOOSE(LEFT(RIGHT(IF(LEN(SUBSTITUTE(ROUND([.E13];2); &quot;,&quot;; &quot;&quot;))=LEN(ROUND([.E13];2));ROUND([.E13];2);TRIM(LEFT(ROUND([.E13];2);FIND(&quot;,&quot;;ROUND([.E13];2))-1)))*1;6);1)+1;&quot;&quot;;&quot;yüz&quot;;&quot;ikiyüz&quot;;&quot;üçyüz&quot;;&quot;dörtyüz&quot;;&quot;beşyüz&quot;;&quot;altıyüz&quot;;&quot;yediyüz&quot;;&quot;sekizyüz&quot;;&quot;dokuzyüz&quot;);&quot;&quot;)&amp;IF(IF(LEN(SUBSTITUTE(ROUND([.E13];2); &quot;,&quot;; &quot;&quot;))=LEN(ROUND([.E13];2));ROUND([.E13];2);TRIM(LEFT(ROUND([.E13];2);FIND(&quot;,&quot;;ROUND([.E13];2))-1)))*1&gt;=10^4;CHOOSE(LEFT(RIGHT(IF(LEN(SUBSTITUTE(ROUND([.E13];2); &quot;,&quot;; &quot;&quot;))=LEN(ROUND([.E13];2));ROUND([.E13];2);TRIM(LEFT(ROUND([.E13];2);FIND(&quot;,&quot;;ROUND([.E13];2))-1)))*1;5);1)+1;&quot;&quot;;&quot;on&quot;;&quot;yirmi&quot;;&quot;otuz&quot;;&quot;kırk&quot;;&quot;elli&quot;;&quot;altmış&quot;;&quot;yetmiş&quot;;&quot;seksen&quot;;&quot;doksan&quot;);&quot;&quot;)&amp;IF(IF(LEN(SUBSTITUTE(ROUND([.E13];2); &quot;,&quot;; &quot;&quot;))=LEN(ROUND([.E13];2));ROUND([.E13];2);TRIM(LEFT(ROUND([.E13];2);FIND(&quot;,&quot;;ROUND([.E13];2))-1)))*1&gt;=10^3;CHOOSE(LEFT(RIGHT(IF(LEN(SUBSTITUTE(ROUND([.E13];2); &quot;,&quot;; &quot;&quot;))=LEN(ROUND([.E13];2));ROUND([.E13];2);TRIM(LEFT(ROUND([.E13];2);FIND(&quot;,&quot;;ROUND([.E13];2))-1)))*1;4);1)+1;&quot;&quot;;&quot;&quot;;&quot;iki&quot;;&quot;üç&quot;;&quot;dört&quot;;&quot;beş&quot;;&quot;altı&quot;;&quot;yedi&quot;;&quot;sekiz&quot;;&quot;dokuz&quot;);&quot;&quot;)&amp;IF(AND(IF(LEN(SUBSTITUTE(ROUND([.E13];2); &quot;,&quot;; &quot;&quot;))=LEN(ROUND([.E13];2));ROUND([.E13];2);TRIM(LEFT(ROUND([.E13];2);FIND(&quot;,&quot;;ROUND([.E13];2))-1)))*1&gt;=10^3;VALUE(LEFT(RIGHT(IF(LEN(SUBSTITUTE(ROUND([.E13];2); &quot;,&quot;; &quot;&quot;))=LEN(ROUND([.E13];2));ROUND([.E13];2);TRIM(LEFT(ROUND([.E13];2);FIND(&quot;,&quot;;ROUND([.E13];2))-1)))*1;6);3))&gt;0);IF(AND(IF(LEN(SUBSTITUTE(ROUND([.E13];2); &quot;,&quot;; &quot;&quot;))=LEN(ROUND([.E13];2));ROUND([.E13];2);TRIM(LEFT(ROUND([.E13];2);FIND(&quot;,&quot;;ROUND([.E13];2))-1)))*1&gt;1999;LEFT(RIGHT(IF(LEN(SUBSTITUTE(ROUND([.E13];2); &quot;,&quot;; &quot;&quot;))=LEN(ROUND([.E13];2));ROUND([.E13];2);TRIM(LEFT(ROUND([.E13];2);FIND(&quot;,&quot;;ROUND([.E13];2))-1)))*1;4);1)=&quot;1&quot;;LEFT(RIGHT(IF(LEN(SUBSTITUTE(ROUND([.E13];2); &quot;,&quot;; &quot;&quot;))=LEN(ROUND([.E13];2));ROUND([.E13];2);TRIM(LEFT(ROUND([.E13];2);FIND(&quot;,&quot;;ROUND([.E13];2))-1)))*1;6);2)&lt;&gt;&quot;00&quot;);&quot;birbin&quot;;&quot;bin&quot;);&quot;&quot;)&amp;IF(IF(LEN(SUBSTITUTE(ROUND([.E13];2); &quot;,&quot;; &quot;&quot;))=LEN(ROUND([.E13];2));ROUND([.E13];2);TRIM(LEFT(ROUND([.E13];2);FIND(&quot;,&quot;;ROUND([.E13];2))-1)))*1&gt;=100;CHOOSE(LEFT(RIGHT(IF(LEN(SUBSTITUTE(ROUND([.E13];2); &quot;,&quot;; &quot;&quot;))=LEN(ROUND([.E13];2));ROUND([.E13];2);TRIM(LEFT(ROUND([.E13];2);FIND(&quot;,&quot;;ROUND([.E13];2))-1)))*1;3);1)+1;&quot;&quot;;&quot;yüz&quot;;&quot;ikiyüz&quot;;&quot;üçyüz&quot;;&quot;dörtyüz&quot;;&quot;beşyüz&quot;;&quot;altıyüz&quot;;&quot;yediyüz&quot;;&quot;sekizyüz&quot;;&quot;dokuzyüz&quot;);&quot;&quot;)&amp;IF(IF(LEN(SUBSTITUTE(ROUND([.E13];2); &quot;,&quot;; &quot;&quot;))=LEN(ROUND([.E13];2));ROUND([.E13];2);TRIM(LEFT(ROUND([.E13];2);FIND(&quot;,&quot;;ROUND([.E13];2))-1)))*1&gt;=10;CHOOSE(LEFT(RIGHT(IF(LEN(SUBSTITUTE(ROUND([.E13];2); &quot;,&quot;; &quot;&quot;))=LEN(ROUND([.E13];2));ROUND([.E13];2);TRIM(LEFT(ROUND([.E13];2);FIND(&quot;,&quot;;ROUND([.E13];2))-1)))*1;2);1)+1;&quot;&quot;;&quot;on&quot;;&quot;yirmi&quot;;&quot;otuz&quot;;&quot;kırk&quot;;&quot;elli&quot;;&quot;altmış&quot;;&quot;yetmiş&quot;;&quot;seksen&quot;;&quot;doksan&quot;);&quot;&quot;)&amp;CHOOSE(MOD(IF(LEN(SUBSTITUTE(ROUND([.E13];2); &quot;,&quot;; &quot;&quot;))=LEN(ROUND([.E13];2));ROUND([.E13];2);TRIM(LEFT(ROUND([.E13];2);FIND(&quot;,&quot;;ROUND([.E13];2))-1)))*1;10)+1;&quot;&quot;;&quot;bir&quot;;&quot;iki&quot;;&quot;üç&quot;;&quot;dört&quot;;&quot;beş&quot;;&quot;altı&quot;;&quot;yedi&quot;;&quot;sekiz&quot;;&quot;dokuz&quot;)) &amp; &quot; TL &quot; &amp; IF(OR(LEN(SUBSTITUTE([.E13]; &quot;,&quot;; &quot;&quot;))=LEN([.E13]);LEN(SUBSTITUTE(ROUND([.E13];2); &quot;,&quot;; &quot;&quot;))=LEN(ROUND([.E13];2)));&quot;&quot;; PROPER(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5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6);1)+1;&quot;&quot;;&quot;yüz&quot;;&quot;ikiyüz&quot;;&quot;üçyüz&quot;;&quot;dörtyüz&quot;;&quot;beşyüz&quot;;&quot;altıyüz&quot;;&quot;yediyüz&quot;;&quot;sekizyüz&quot;;&quot;dokuzyüz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4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5);1)+1;&quot;&quot;;&quot;on&quot;;&quot;yirmi&quot;;&quot;otuz&quot;;&quot;kırk&quot;;&quot;elli&quot;;&quot;altmış&quot;;&quot;yetmiş&quot;;&quot;seksen&quot;;&quot;doksan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3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4);1)+1;&quot;&quot;;&quot;&quot;;&quot;iki&quot;;&quot;üç&quot;;&quot;dört&quot;;&quot;beş&quot;;&quot;altı&quot;;&quot;yedi&quot;;&quot;sekiz&quot;;&quot;dokuz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2);1)+1;&quot;&quot;;&quot;on&quot;;&quot;yirmi&quot;;&quot;otuz&quot;;&quot;kırk&quot;;&quot;elli&quot;;&quot;altmış&quot;;&quot;yetmiş&quot;;&quot;seksen&quot;;&quot;doksan&quot;);&quot;&quot;)&amp;CHOOSE(MOD(IF(LEN(TRIM(RIGHT(ROUND([.E13];2);LEN(ROUND([.E13];2))-FIND(&quot;,&quot;;ROUND([.E13];2)))))&lt;2;TRIM(RIGHT(ROUND([.E13];2);LEN(ROUND([.E13];2))-FIND(&quot;,&quot;;ROUND([.E13];2))))*10;TRIM(RIGHT(ROUND([.E13];2);LEN(ROUND([.E13];2))-FIND(&quot;,&quot;;ROUND([.E13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2" table:formula="of:=[.G12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11. Taksit</text:p>
          </table:table-cell>
          <table:table-cell table:number-columns-repeated="1016"/>
        </table:table-row>
        <table:table-row table:style-name="ro4">
          <table:covered-table-cell table:style-name="ce19"/>
          <table:table-cell table:style-name="ce22" office:value-type="float" office:value="12" calcext:value-type="float">
            <text:p>12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2-02-28" calcext:value-type="date">
            <text:p>28.02.2022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4];2); &quot;,&quot;; &quot;&quot;))=LEN(ROUND([.E14];2));ROUND([.E14];2);TRIM(LEFT(ROUND([.E14];2);FIND(&quot;,&quot;;ROUND([.E14];2))-1)))*1&gt;=10^6;CHOOSE(LEFT(RIGHT(IF(LEN(SUBSTITUTE(ROUND([.E14];2); &quot;,&quot;; &quot;&quot;))=LEN(ROUND([.E14];2));ROUND([.E14];2);TRIM(LEFT(ROUND([.E14];2);FIND(&quot;,&quot;;ROUND([.E1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4];2); &quot;,&quot;; &quot;&quot;))=LEN(ROUND([.E14];2));ROUND([.E14];2);TRIM(LEFT(ROUND([.E14];2);FIND(&quot;,&quot;;ROUND([.E14];2))-1)))*1&gt;=10^5;CHOOSE(LEFT(RIGHT(IF(LEN(SUBSTITUTE(ROUND([.E14];2); &quot;,&quot;; &quot;&quot;))=LEN(ROUND([.E14];2));ROUND([.E14];2);TRIM(LEFT(ROUND([.E14];2);FIND(&quot;,&quot;;ROUND([.E14];2))-1)))*1;6);1)+1;&quot;&quot;;&quot;yüz&quot;;&quot;ikiyüz&quot;;&quot;üçyüz&quot;;&quot;dörtyüz&quot;;&quot;beşyüz&quot;;&quot;altıyüz&quot;;&quot;yediyüz&quot;;&quot;sekizyüz&quot;;&quot;dokuzyüz&quot;);&quot;&quot;)&amp;IF(IF(LEN(SUBSTITUTE(ROUND([.E14];2); &quot;,&quot;; &quot;&quot;))=LEN(ROUND([.E14];2));ROUND([.E14];2);TRIM(LEFT(ROUND([.E14];2);FIND(&quot;,&quot;;ROUND([.E14];2))-1)))*1&gt;=10^4;CHOOSE(LEFT(RIGHT(IF(LEN(SUBSTITUTE(ROUND([.E14];2); &quot;,&quot;; &quot;&quot;))=LEN(ROUND([.E14];2));ROUND([.E14];2);TRIM(LEFT(ROUND([.E14];2);FIND(&quot;,&quot;;ROUND([.E14];2))-1)))*1;5);1)+1;&quot;&quot;;&quot;on&quot;;&quot;yirmi&quot;;&quot;otuz&quot;;&quot;kırk&quot;;&quot;elli&quot;;&quot;altmış&quot;;&quot;yetmiş&quot;;&quot;seksen&quot;;&quot;doksan&quot;);&quot;&quot;)&amp;IF(IF(LEN(SUBSTITUTE(ROUND([.E14];2); &quot;,&quot;; &quot;&quot;))=LEN(ROUND([.E14];2));ROUND([.E14];2);TRIM(LEFT(ROUND([.E14];2);FIND(&quot;,&quot;;ROUND([.E14];2))-1)))*1&gt;=10^3;CHOOSE(LEFT(RIGHT(IF(LEN(SUBSTITUTE(ROUND([.E14];2); &quot;,&quot;; &quot;&quot;))=LEN(ROUND([.E14];2));ROUND([.E14];2);TRIM(LEFT(ROUND([.E14];2);FIND(&quot;,&quot;;ROUND([.E14];2))-1)))*1;4);1)+1;&quot;&quot;;&quot;&quot;;&quot;iki&quot;;&quot;üç&quot;;&quot;dört&quot;;&quot;beş&quot;;&quot;altı&quot;;&quot;yedi&quot;;&quot;sekiz&quot;;&quot;dokuz&quot;);&quot;&quot;)&amp;IF(AND(IF(LEN(SUBSTITUTE(ROUND([.E14];2); &quot;,&quot;; &quot;&quot;))=LEN(ROUND([.E14];2));ROUND([.E14];2);TRIM(LEFT(ROUND([.E14];2);FIND(&quot;,&quot;;ROUND([.E14];2))-1)))*1&gt;=10^3;VALUE(LEFT(RIGHT(IF(LEN(SUBSTITUTE(ROUND([.E14];2); &quot;,&quot;; &quot;&quot;))=LEN(ROUND([.E14];2));ROUND([.E14];2);TRIM(LEFT(ROUND([.E14];2);FIND(&quot;,&quot;;ROUND([.E14];2))-1)))*1;6);3))&gt;0);IF(AND(IF(LEN(SUBSTITUTE(ROUND([.E14];2); &quot;,&quot;; &quot;&quot;))=LEN(ROUND([.E14];2));ROUND([.E14];2);TRIM(LEFT(ROUND([.E14];2);FIND(&quot;,&quot;;ROUND([.E14];2))-1)))*1&gt;1999;LEFT(RIGHT(IF(LEN(SUBSTITUTE(ROUND([.E14];2); &quot;,&quot;; &quot;&quot;))=LEN(ROUND([.E14];2));ROUND([.E14];2);TRIM(LEFT(ROUND([.E14];2);FIND(&quot;,&quot;;ROUND([.E14];2))-1)))*1;4);1)=&quot;1&quot;;LEFT(RIGHT(IF(LEN(SUBSTITUTE(ROUND([.E14];2); &quot;,&quot;; &quot;&quot;))=LEN(ROUND([.E14];2));ROUND([.E14];2);TRIM(LEFT(ROUND([.E14];2);FIND(&quot;,&quot;;ROUND([.E14];2))-1)))*1;6);2)&lt;&gt;&quot;00&quot;);&quot;birbin&quot;;&quot;bin&quot;);&quot;&quot;)&amp;IF(IF(LEN(SUBSTITUTE(ROUND([.E14];2); &quot;,&quot;; &quot;&quot;))=LEN(ROUND([.E14];2));ROUND([.E14];2);TRIM(LEFT(ROUND([.E14];2);FIND(&quot;,&quot;;ROUND([.E14];2))-1)))*1&gt;=100;CHOOSE(LEFT(RIGHT(IF(LEN(SUBSTITUTE(ROUND([.E14];2); &quot;,&quot;; &quot;&quot;))=LEN(ROUND([.E14];2));ROUND([.E14];2);TRIM(LEFT(ROUND([.E14];2);FIND(&quot;,&quot;;ROUND([.E14];2))-1)))*1;3);1)+1;&quot;&quot;;&quot;yüz&quot;;&quot;ikiyüz&quot;;&quot;üçyüz&quot;;&quot;dörtyüz&quot;;&quot;beşyüz&quot;;&quot;altıyüz&quot;;&quot;yediyüz&quot;;&quot;sekizyüz&quot;;&quot;dokuzyüz&quot;);&quot;&quot;)&amp;IF(IF(LEN(SUBSTITUTE(ROUND([.E14];2); &quot;,&quot;; &quot;&quot;))=LEN(ROUND([.E14];2));ROUND([.E14];2);TRIM(LEFT(ROUND([.E14];2);FIND(&quot;,&quot;;ROUND([.E14];2))-1)))*1&gt;=10;CHOOSE(LEFT(RIGHT(IF(LEN(SUBSTITUTE(ROUND([.E14];2); &quot;,&quot;; &quot;&quot;))=LEN(ROUND([.E14];2));ROUND([.E14];2);TRIM(LEFT(ROUND([.E14];2);FIND(&quot;,&quot;;ROUND([.E14];2))-1)))*1;2);1)+1;&quot;&quot;;&quot;on&quot;;&quot;yirmi&quot;;&quot;otuz&quot;;&quot;kırk&quot;;&quot;elli&quot;;&quot;altmış&quot;;&quot;yetmiş&quot;;&quot;seksen&quot;;&quot;doksan&quot;);&quot;&quot;)&amp;CHOOSE(MOD(IF(LEN(SUBSTITUTE(ROUND([.E14];2); &quot;,&quot;; &quot;&quot;))=LEN(ROUND([.E14];2));ROUND([.E14];2);TRIM(LEFT(ROUND([.E14];2);FIND(&quot;,&quot;;ROUND([.E14];2))-1)))*1;10)+1;&quot;&quot;;&quot;bir&quot;;&quot;iki&quot;;&quot;üç&quot;;&quot;dört&quot;;&quot;beş&quot;;&quot;altı&quot;;&quot;yedi&quot;;&quot;sekiz&quot;;&quot;dokuz&quot;)) &amp; &quot; TL &quot; &amp; IF(OR(LEN(SUBSTITUTE([.E14]; &quot;,&quot;; &quot;&quot;))=LEN([.E14]);LEN(SUBSTITUTE(ROUND([.E14];2); &quot;,&quot;; &quot;&quot;))=LEN(ROUND([.E14];2)));&quot;&quot;; PROPER(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5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6);1)+1;&quot;&quot;;&quot;yüz&quot;;&quot;ikiyüz&quot;;&quot;üçyüz&quot;;&quot;dörtyüz&quot;;&quot;beşyüz&quot;;&quot;altıyüz&quot;;&quot;yediyüz&quot;;&quot;sekizyüz&quot;;&quot;dokuzyüz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4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5);1)+1;&quot;&quot;;&quot;on&quot;;&quot;yirmi&quot;;&quot;otuz&quot;;&quot;kırk&quot;;&quot;elli&quot;;&quot;altmış&quot;;&quot;yetmiş&quot;;&quot;seksen&quot;;&quot;doksan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3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4);1)+1;&quot;&quot;;&quot;&quot;;&quot;iki&quot;;&quot;üç&quot;;&quot;dört&quot;;&quot;beş&quot;;&quot;altı&quot;;&quot;yedi&quot;;&quot;sekiz&quot;;&quot;dokuz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2);1)+1;&quot;&quot;;&quot;on&quot;;&quot;yirmi&quot;;&quot;otuz&quot;;&quot;kırk&quot;;&quot;elli&quot;;&quot;altmış&quot;;&quot;yetmiş&quot;;&quot;seksen&quot;;&quot;doksan&quot;);&quot;&quot;)&amp;CHOOSE(MOD(IF(LEN(TRIM(RIGHT(ROUND([.E14];2);LEN(ROUND([.E14];2))-FIND(&quot;,&quot;;ROUND([.E14];2)))))&lt;2;TRIM(RIGHT(ROUND([.E14];2);LEN(ROUND([.E14];2))-FIND(&quot;,&quot;;ROUND([.E14];2))))*10;TRIM(RIGHT(ROUND([.E14];2);LEN(ROUND([.E14];2))-FIND(&quot;,&quot;;ROUND([.E14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2" table:formula="of:=[.G13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12. Taksit</text:p>
          </table:table-cell>
          <table:table-cell table:number-columns-repeated="1016"/>
        </table:table-row>
        <table:table-row table:style-name="ro4">
          <table:covered-table-cell table:style-name="ce19"/>
          <table:table-cell table:style-name="ce20"/>
          <table:table-cell table:style-name="ce25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1016"/>
        </table:table-row>
        <table:table-row table:style-name="ro4">
          <table:table-cell table:style-name="ce19" table:number-columns-spanned="1" table:number-rows-spanned="4"/>
          <table:table-cell table:style-name="ce20"/>
          <table:table-cell table:style-name="ce25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1016"/>
        </table:table-row>
        <table:table-row table:style-name="ro4">
          <table:covered-table-cell table:style-name="ce19"/>
          <table:table-cell table:style-name="ce20"/>
          <table:table-cell table:style-name="ce25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1016"/>
        </table:table-row>
        <table:table-row table:style-name="ro4">
          <table:covered-table-cell table:style-name="ce19"/>
          <table:table-cell table:style-name="ce20"/>
          <table:table-cell table:style-name="ce21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1016"/>
        </table:table-row>
        <table:table-row table:style-name="ro4">
          <table:covered-table-cell table:style-name="ce19"/>
          <table:table-cell table:style-name="ce20"/>
          <table:table-cell table:style-name="ce22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1016"/>
        </table:table-row>
        <table:table-row table:style-name="ro1" table:number-rows-repeated="3">
          <table:table-cell table:style-name="ce8"/>
          <table:table-cell table:style-name="ce23"/>
          <table:table-cell table:style-name="ce79" table:number-columns-repeated="2"/>
          <table:table-cell table:style-name="ce8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Önizleme" table:style-name="ta4">
        <table:table-column table:style-name="co20" table:default-cell-style-name="ce35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28" table:default-cell-style-name="ce35"/>
        <table:table-column table:style-name="co29" table:default-cell-style-name="ce35"/>
        <table:table-column table:style-name="co30" table:default-cell-style-name="ce35"/>
        <table:table-column table:style-name="co31" table:default-cell-style-name="ce35"/>
        <table:table-column table:style-name="co32" table:default-cell-style-name="ce35"/>
        <table:table-column table:style-name="co33" table:default-cell-style-name="ce35"/>
        <table:table-column table:style-name="co34" table:default-cell-style-name="ce35"/>
        <table:table-column table:style-name="co20" table:default-cell-style-name="ce35"/>
        <table:table-column table:style-name="co10" table:number-columns-repeated="1008" table:default-cell-style-name="ce35"/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0" table:end-x="1.84mm" table:end-y="0.58mm" draw:z-index="0" draw:name="CustomShape 1" draw:style-name="gr1" draw:text-style-name="P1" svg:width="68.3mm" svg:height="151.12mm" svg:x="37.35mm" svg:y="0.61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4" table:formula="of:=[.$D9] &amp;&quot;    - Taksit No: &quot; &amp; [.$D4]&amp;&quot;  &quot;" office:value-type="string" office:string-value="Bursa Fabrika Satış Mağazası – Adem Duman    - Taksit No: # 1 #" calcext:value-type="string" table:number-columns-spanned="1" table:number-rows-spanned="18">
            <text:p>Bursa Fabrika Satış Mağazası – Adem Duman <text:s text:c="3"/>- Taksit No: # 1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style-name="ce75"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17]" office:value-type="date" office:date-value="2021-03-30" calcext:value-type="date">
            <text:p>30.03.2021</text:p>
          </table:table-cell>
          <table:table-cell table:style-name="ce64"/>
          <table:table-cell table:style-name="ce65" table:formula="of:=[.D6]" office:value-type="string" office:string-value="# 2.000 TL #" calcext:value-type="string">
            <text:p># 2.000 TL #</text:p>
          </table:table-cell>
          <table:table-cell table:style-name="ce66" table:formula="of:=[.D7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4]" office:value-type="string" office:string-value="# 1 #" calcext:value-type="string">
            <text:p># 1 #</text:p>
          </table:table-cell>
          <table:table-cell table:style-name="ce55"/>
          <table:table-cell table:style-name="ce70" table:formula="of:=[.D19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3]);&quot;##.##0&quot;)&amp;&quot; #&quot;" office:value-type="string" office:string-value="# 1 #" calcext:value-type="string">
            <text:p># 1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3];&quot;dd mmmm yyyy&quot;)&amp;&quot; tarihinde Sayın : &quot;&amp;[$'Senet Borçlu Alacaklı Giriş'.$C$1]&amp;&quot; 'ya veyahut emruhavalesine yukarıda yazılı Yalnız # &quot;&amp;[$'Senet Taksit Giriş'.F3]&amp;&quot; # ödeyeceğ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Mart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Mart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3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3]-INT([$'Senet Taksit Giriş'.E3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$'Senet Borçlu Alacaklı Giriş'.C5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55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0" table:formula="of:=&quot;İsim : &quot;&amp;[.$D9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0"/>
          <table:table-cell table:style-name="ce120" table:number-columns-spanned="4" table:number-rows-spanned="1"/>
          <table:covered-table-cell table:number-columns-repeated="3" table:style-name="ce12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3]" office:value-type="date" office:date-value="2021-03-30" calcext:value-type="date">
            <text:p>30.03.2021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3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5">
          <table:table-cell table:style-name="ce33" table:number-columns-repeated="16"/>
          <table:table-cell table:number-columns-repeated="1008"/>
        </table:table-row>
        <table:table-row table:style-name="ro5">
          <table:table-cell table:style-name="ce33"/>
          <table:table-cell table:style-name="ce36"/>
          <table:table-cell table:style-name="ce42"/>
          <table:table-cell table:style-name="ce42">
            <draw:custom-shape table:end-cell-address="'Senet Önizleme'.F41" table:end-x="1.84mm" table:end-y="0.37mm" draw:z-index="1" draw:name="CustomShape 1" draw:style-name="gr2" draw:text-style-name="P1" svg:width="68.3mm" svg:height="152.51mm" svg:x="37.35mm" svg:y="7.39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42" table:number-columns-repeated="11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</table:table-cell>
          <table:table-cell table:style-name="ce114" table:formula="of:=[.$D30] &amp;&quot;    - Taksit No: &quot; &amp; [.$D25]&amp;&quot;  &quot;" office:value-type="string" office:string-value="Bursa Fabrika Satış Mağazası – Adem Duman    - Taksit No: # 2 #" calcext:value-type="string" table:number-columns-spanned="1" table:number-rows-spanned="18">
            <text:p>Bursa Fabrika Satış Mağazası – Adem Duman <text:s text:c="3"/>- Taksit No: # 2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38]" office:value-type="date" office:date-value="2021-04-30" calcext:value-type="date">
            <text:p>30.04.2021</text:p>
          </table:table-cell>
          <table:table-cell table:style-name="ce64"/>
          <table:table-cell table:style-name="ce65" table:formula="of:=[.D27]" office:value-type="string" office:string-value="# 2.000 TL #" calcext:value-type="string">
            <text:p># 2.000 TL #</text:p>
          </table:table-cell>
          <table:table-cell table:style-name="ce66" table:formula="of:=[.D28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25]" office:value-type="string" office:string-value="# 2 #" calcext:value-type="string">
            <text:p># 2 #</text:p>
          </table:table-cell>
          <table:table-cell table:style-name="ce55"/>
          <table:table-cell table:style-name="ce70" table:formula="of:=[.D40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4]);&quot;##.##0&quot;)&amp;&quot; #&quot;" office:value-type="string" office:string-value="# 2 #" calcext:value-type="string">
            <text:p># 2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24];&quot;dd mmmm yyyy&quot;)&amp;&quot; tarihinde Sayın : &quot;&amp;[$'Senet Borçlu Alacaklı Giriş'.$C$1]&amp;&quot; 'ya veyahut emruhavalesine yukarıda yazılı Yalnız # &quot;&amp;[$'Senet Taksit Giriş'.F4]&amp;&quot; # ödeyeceği&quot;&amp;IF([$'Senet Borçlu Alacaklı Giriş'.$C$4]=&quot;Gerçek Kişi&quot;;&quot;m.&quot;;&quot;z.&quot;)&amp;&quot; Bedeli &quot;&amp;[$'Senet Taksit Giriş'.G4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Nisan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Nisan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4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24]-INT([$'Senet Taksit Giriş'.E24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30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4]" office:value-type="date" office:date-value="2021-04-30" calcext:value-type="date">
            <text:p>30.04.2021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4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62" table:end-x="1.84mm" table:end-y="0.51mm" draw:z-index="2" draw:name="CustomShape 1" draw:style-name="gr3" draw:text-style-name="P1" svg:width="68.3mm" svg:height="149.41mm" svg:x="37.35mm" svg:y="2.25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4" table:formula="of:=[.$D51] &amp;&quot;    - Taksit No: &quot; &amp; [.$D46]&amp;&quot;  &quot;" office:value-type="string" office:string-value="Bursa Fabrika Satış Mağazası – Adem Duman    - Taksit No: # 3 #" calcext:value-type="string" table:number-columns-spanned="1" table:number-rows-spanned="18">
            <text:p>Bursa Fabrika Satış Mağazası – Adem Duman <text:s text:c="3"/>- Taksit No: # 3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59]" office:value-type="date" office:date-value="2021-05-30" calcext:value-type="date">
            <text:p>30.05.2021</text:p>
          </table:table-cell>
          <table:table-cell table:style-name="ce64"/>
          <table:table-cell table:style-name="ce65" table:formula="of:=[.D48]" office:value-type="string" office:string-value="# 2.000 TL #" calcext:value-type="string">
            <text:p># 2.000 TL #</text:p>
          </table:table-cell>
          <table:table-cell table:style-name="ce66" table:formula="of:=[.D49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46]" office:value-type="string" office:string-value="# 3 #" calcext:value-type="string">
            <text:p># 3 #</text:p>
          </table:table-cell>
          <table:table-cell table:style-name="ce55"/>
          <table:table-cell table:style-name="ce70" table:formula="of:=[.D61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5]);&quot;##.##0&quot;)&amp;&quot; #&quot;" office:value-type="string" office:string-value="# 3 #" calcext:value-type="string">
            <text:p># 3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45];&quot;dd mmmm yyyy&quot;)&amp;&quot; tarihinde Sayın : &quot;&amp;[$'Senet Borçlu Alacaklı Giriş'.$C$1]&amp;&quot; 'ya veyahut emruhavalesine yukarıda yazılı Yalnız # &quot;&amp;[$'Senet Taksit Giriş'.F5]&amp;&quot; # ödeyeceği&quot;&amp;IF([$'Senet Borçlu Alacaklı Giriş'.$C$4]=&quot;Gerçek Kişi&quot;;&quot;m.&quot;;&quot;z.&quot;)&amp;&quot; Bedeli &quot;&amp;[$'Senet Taksit Giriş'.G5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Mayıs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Mayıs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5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46]-INT([$'Senet Taksit Giriş'.E46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51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5]" office:value-type="date" office:date-value="2021-05-30" calcext:value-type="date">
            <text:p>30.05.2021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5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82" table:end-x="1.84mm" table:end-y="0.52mm" draw:z-index="3" draw:name="CustomShape 1" draw:style-name="gr4" draw:text-style-name="P1" svg:width="68.3mm" svg:height="149.39mm" svg:x="37.35mm" svg:y="2.28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4" table:formula="of:=[.$D71] &amp;&quot;    - Taksit No: &quot; &amp; [.$D66]&amp;&quot;  &quot;" office:value-type="string" office:string-value="Bursa Fabrika Satış Mağazası – Adem Duman    - Taksit No: # 4 #" calcext:value-type="string" table:number-columns-spanned="1" table:number-rows-spanned="18">
            <text:p>Bursa Fabrika Satış Mağazası – Adem Duman <text:s text:c="3"/>- Taksit No: # 4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79]" office:value-type="date" office:date-value="2021-06-30" calcext:value-type="date">
            <text:p>30.06.2021</text:p>
          </table:table-cell>
          <table:table-cell table:style-name="ce64"/>
          <table:table-cell table:style-name="ce65" table:formula="of:=[.D68]" office:value-type="string" office:string-value="# 2.000 TL #" calcext:value-type="string">
            <text:p># 2.000 TL #</text:p>
          </table:table-cell>
          <table:table-cell table:style-name="ce66" table:formula="of:=[.D69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66]" office:value-type="string" office:string-value="# 4 #" calcext:value-type="string">
            <text:p># 4 #</text:p>
          </table:table-cell>
          <table:table-cell table:style-name="ce55"/>
          <table:table-cell table:style-name="ce70" table:formula="of:=[.D81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6]);&quot;##.##0&quot;)&amp;&quot; #&quot;" office:value-type="string" office:string-value="# 4 #" calcext:value-type="string">
            <text:p># 4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65];&quot;dd mmmm yyyy&quot;)&amp;&quot; tarihinde Sayın : &quot;&amp;[$'Senet Borçlu Alacaklı Giriş'.$C$1]&amp;&quot; 'ya veyahut emruhavalesine yukarıda yazılı Yalnız # &quot;&amp;[$'Senet Taksit Giriş'.F6]&amp;&quot; # ödeyeceği&quot;&amp;IF([$'Senet Borçlu Alacaklı Giriş'.$C$4]=&quot;Gerçek Kişi&quot;;&quot;m.&quot;;&quot;z.&quot;)&amp;&quot; Bedeli &quot;&amp;[$'Senet Taksit Giriş'.G6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Haziran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Haziran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6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68]-INT([$'Senet Taksit Giriş'.E68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71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6]" office:value-type="date" office:date-value="2021-06-30" calcext:value-type="date">
            <text:p>30.06.2021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6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03" table:end-x="1.84mm" table:end-y="0.52mm" draw:z-index="4" draw:name="CustomShape 1" draw:style-name="gr5" draw:text-style-name="P1" svg:width="68.3mm" svg:height="148.79mm" svg:x="37.35mm" svg:y="2.88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4" table:formula="of:=[.$D92] &amp;&quot;    - Taksit No: &quot; &amp; [.$D87]&amp;&quot;  &quot;" office:value-type="string" office:string-value="Bursa Fabrika Satış Mağazası – Adem Duman    - Taksit No: # 5 #" calcext:value-type="string" table:number-columns-spanned="1" table:number-rows-spanned="18">
            <text:p>Bursa Fabrika Satış Mağazası – Adem Duman <text:s text:c="3"/>- Taksit No: # 5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100]" office:value-type="date" office:date-value="2021-07-30" calcext:value-type="date">
            <text:p>30.07.2021</text:p>
          </table:table-cell>
          <table:table-cell table:style-name="ce64"/>
          <table:table-cell table:style-name="ce65" table:formula="of:=[.D89]" office:value-type="string" office:string-value="# 14.000 TL #" calcext:value-type="string">
            <text:p># 14.000 TL #</text:p>
          </table:table-cell>
          <table:table-cell table:style-name="ce66" table:formula="of:=[.D90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87]" office:value-type="string" office:string-value="# 5 #" calcext:value-type="string">
            <text:p># 5 #</text:p>
          </table:table-cell>
          <table:table-cell table:style-name="ce55"/>
          <table:table-cell table:style-name="ce70" table:formula="of:=[.D102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7]);&quot;##.##0&quot;)&amp;&quot; #&quot;" office:value-type="string" office:string-value="# 5 #" calcext:value-type="string">
            <text:p># 5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86];&quot;dd mmmm yyyy&quot;)&amp;&quot; tarihinde Sayın : &quot;&amp;[$'Senet Borçlu Alacaklı Giriş'.$C$1]&amp;&quot; 'ya veyahut emruhavalesine yukarıda yazılı Yalnız # &quot;&amp;[$'Senet Taksit Giriş'.F7]&amp;&quot; # ödeyeceği&quot;&amp;IF([$'Senet Borçlu Alacaklı Giriş'.$C$4]=&quot;Gerçek Kişi&quot;;&quot;m.&quot;;&quot;z.&quot;)&amp;&quot; Bedeli &quot;&amp;[$'Senet Taksit Giriş'.G7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Temmuz 2021 tarihinde Sayın : HACI MURAT BALCI 'ya veyahut emruhavalesine yukarıda yazılı Yalnız # Ondört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Temmuz 2021 tarihinde Sayın : HACI MURAT BALCI 'ya veyahut emruhavalesine yukarıda yazılı Yalnız # Ondört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7]);&quot;##.##0&quot;)&amp;&quot; TL #&quot;" office:value-type="string" office:string-value="# 14.000 TL #" calcext:value-type="string">
            <text:p># 14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90]-INT([$'Senet Taksit Giriş'.E90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92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7]" office:value-type="date" office:date-value="2021-07-30" calcext:value-type="date">
            <text:p>30.07.2021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7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24" table:end-x="1.85mm" table:end-y="0.38mm" draw:z-index="5" draw:name="CustomShape 1" draw:style-name="gr6" draw:text-style-name="P1" svg:width="68.31mm" svg:height="149.39mm" svg:x="37.35mm" svg:y="2.14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4" table:formula="of:=[.$D113] &amp;&quot;    - Taksit No: &quot; &amp; [.$D108]&amp;&quot;  &quot;" office:value-type="string" office:string-value="Bursa Fabrika Satış Mağazası – Adem Duman    - Taksit No: # 6 #" calcext:value-type="string" table:number-columns-spanned="1" table:number-rows-spanned="18">
            <text:p>Bursa Fabrika Satış Mağazası – Adem Duman <text:s text:c="3"/>- Taksit No: # 6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121]" office:value-type="date" office:date-value="2021-08-30" calcext:value-type="date">
            <text:p>30.08.2021</text:p>
          </table:table-cell>
          <table:table-cell table:style-name="ce64"/>
          <table:table-cell table:style-name="ce65" table:formula="of:=[.D110]" office:value-type="string" office:string-value="# 2.000 TL #" calcext:value-type="string">
            <text:p># 2.000 TL #</text:p>
          </table:table-cell>
          <table:table-cell table:style-name="ce66" table:formula="of:=[.D111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108]" office:value-type="string" office:string-value="# 6 #" calcext:value-type="string">
            <text:p># 6 #</text:p>
          </table:table-cell>
          <table:table-cell table:style-name="ce55"/>
          <table:table-cell table:style-name="ce70" table:formula="of:=[.D123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8]);&quot;##.##0&quot;)&amp;&quot; #&quot;" office:value-type="string" office:string-value="# 6 #" calcext:value-type="string">
            <text:p># 6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107];&quot;dd mmmm yyyy&quot;)&amp;&quot; tarihinde Sayın : &quot;&amp;[$'Senet Borçlu Alacaklı Giriş'.$C$1]&amp;&quot; 'ya veyahut emruhavalesine yukarıda yazılı Yalnız # &quot;&amp;[$'Senet Taksit Giriş'.F8]&amp;&quot; # ödeyeceği&quot;&amp;IF([$'Senet Borçlu Alacaklı Giriş'.$C$4]=&quot;Gerçek Kişi&quot;;&quot;m.&quot;;&quot;z.&quot;)&amp;&quot; Bedeli &quot;&amp;[$'Senet Taksit Giriş'.G8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Ağustos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Ağustos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8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11]-INT([$'Senet Taksit Giriş'.E111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113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8]" office:value-type="date" office:date-value="2021-08-30" calcext:value-type="date">
            <text:p>30.08.2021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8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44" table:end-x="1.85mm" table:end-y="0.38mm" draw:z-index="6" draw:name="CustomShape 1" draw:style-name="gr7" draw:text-style-name="P1" svg:width="68.31mm" svg:height="149.4mm" svg:x="37.35mm" svg:y="2.11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4" table:formula="of:=[.$D133] &amp;&quot;    - Taksit No: &quot; &amp; [.$D128]&amp;&quot;  &quot;" office:value-type="string" office:string-value="Bursa Fabrika Satış Mağazası – Adem Duman    - Taksit No: # 7 #" calcext:value-type="string" table:number-columns-spanned="1" table:number-rows-spanned="18">
            <text:p>Bursa Fabrika Satış Mağazası – Adem Duman <text:s text:c="3"/>- Taksit No: # 7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141]" office:value-type="date" office:date-value="2021-09-30" calcext:value-type="date">
            <text:p>30.09.2021</text:p>
          </table:table-cell>
          <table:table-cell table:style-name="ce64"/>
          <table:table-cell table:style-name="ce65" table:formula="of:=[.D130]" office:value-type="string" office:string-value="# 2.000 TL #" calcext:value-type="string">
            <text:p># 2.000 TL #</text:p>
          </table:table-cell>
          <table:table-cell table:style-name="ce66" table:formula="of:=[.D131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128]" office:value-type="string" office:string-value="# 7 #" calcext:value-type="string">
            <text:p># 7 #</text:p>
          </table:table-cell>
          <table:table-cell table:style-name="ce55"/>
          <table:table-cell table:style-name="ce70" table:formula="of:=[.D143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9]);&quot;##.##0&quot;)&amp;&quot; #&quot;" office:value-type="string" office:string-value="# 7 #" calcext:value-type="string">
            <text:p># 7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127];&quot;dd mmmm yyyy&quot;)&amp;&quot; tarihinde Sayın : &quot;&amp;[$'Senet Borçlu Alacaklı Giriş'.$C$1]&amp;&quot; 'ya veyahut emruhavalesine yukarıda yazılı Yalnız # &quot;&amp;[$'Senet Taksit Giriş'.F9]&amp;&quot; # ödeyeceği&quot;&amp;IF([$'Senet Borçlu Alacaklı Giriş'.$C$4]=&quot;Gerçek Kişi&quot;;&quot;m.&quot;;&quot;z.&quot;)&amp;&quot; Bedeli &quot;&amp;[$'Senet Taksit Giriş'.G9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Eylül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Eylül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9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32]-INT([$'Senet Taksit Giriş'.E132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133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9]" office:value-type="date" office:date-value="2021-09-30" calcext:value-type="date">
            <text:p>30.09.2021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9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65" table:end-x="1.85mm" table:end-y="0.38mm" draw:z-index="7" draw:name="CustomShape 1" draw:style-name="gr8" draw:text-style-name="P1" svg:width="68.31mm" svg:height="148.78mm" svg:x="37.35mm" svg:y="2.73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4" table:formula="of:=[.$D154] &amp;&quot;    - Taksit No: &quot; &amp; [.$D149]&amp;&quot;  &quot;" office:value-type="string" office:string-value="Bursa Fabrika Satış Mağazası – Adem Duman    - Taksit No: # 8 #" calcext:value-type="string" table:number-columns-spanned="1" table:number-rows-spanned="18">
            <text:p>Bursa Fabrika Satış Mağazası – Adem Duman <text:s text:c="3"/>- Taksit No: # 8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162]" office:value-type="date" office:date-value="2021-10-30" calcext:value-type="date">
            <text:p>30.10.2021</text:p>
          </table:table-cell>
          <table:table-cell table:style-name="ce64"/>
          <table:table-cell table:style-name="ce65" table:formula="of:=[.D151]" office:value-type="string" office:string-value="# 2.000 TL #" calcext:value-type="string">
            <text:p># 2.000 TL #</text:p>
          </table:table-cell>
          <table:table-cell table:style-name="ce66" table:formula="of:=[.D152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149]" office:value-type="string" office:string-value="# 8 #" calcext:value-type="string">
            <text:p># 8 #</text:p>
          </table:table-cell>
          <table:table-cell table:style-name="ce55"/>
          <table:table-cell table:style-name="ce70" table:formula="of:=[.D164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0]);&quot;##.##0&quot;)&amp;&quot; #&quot;" office:value-type="string" office:string-value="# 8 #" calcext:value-type="string">
            <text:p># 8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148];&quot;dd mmmm yyyy&quot;)&amp;&quot; tarihinde Sayın : &quot;&amp;[$'Senet Borçlu Alacaklı Giriş'.$C$1]&amp;&quot; 'ya veyahut emruhavalesine yukarıda yazılı Yalnız # &quot;&amp;[$'Senet Taksit Giriş'.F10]&amp;&quot; # ödeyeceği&quot;&amp;IF([$'Senet Borçlu Alacaklı Giriş'.$C$4]=&quot;Gerçek Kişi&quot;;&quot;m.&quot;;&quot;z.&quot;)&amp;&quot; Bedeli &quot;&amp;[$'Senet Taksit Giriş'.G1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Eki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Eki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0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53]-INT([$'Senet Taksit Giriş'.E153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154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10]" office:value-type="date" office:date-value="2021-10-30" calcext:value-type="date">
            <text:p>30.10.2021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10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86" table:end-x="1.85mm" table:end-y="0.38mm" draw:z-index="8" draw:name="CustomShape 1" draw:style-name="gr9" draw:text-style-name="P1" svg:width="68.31mm" svg:height="148.16mm" svg:x="37.35mm" svg:y="3.35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4" table:formula="of:=[.$D175] &amp;&quot;    - Taksit No: &quot; &amp; [.$D170]&amp;&quot;  &quot;" office:value-type="string" office:string-value="Bursa Fabrika Satış Mağazası – Adem Duman    - Taksit No: # 9 #" calcext:value-type="string" table:number-columns-spanned="1" table:number-rows-spanned="18">
            <text:p>Bursa Fabrika Satış Mağazası – Adem Duman <text:s text:c="3"/>- Taksit No: # 9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183]" office:value-type="date" office:date-value="2021-11-30" calcext:value-type="date">
            <text:p>30.11.2021</text:p>
          </table:table-cell>
          <table:table-cell table:style-name="ce64"/>
          <table:table-cell table:style-name="ce65" table:formula="of:=[.D172]" office:value-type="string" office:string-value="# 2.000 TL #" calcext:value-type="string">
            <text:p># 2.000 TL #</text:p>
          </table:table-cell>
          <table:table-cell table:style-name="ce66" table:formula="of:=[.D173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170]" office:value-type="string" office:string-value="# 9 #" calcext:value-type="string">
            <text:p># 9 #</text:p>
          </table:table-cell>
          <table:table-cell table:style-name="ce55"/>
          <table:table-cell table:style-name="ce70" table:formula="of:=[.D185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1]);&quot;##.##0&quot;)&amp;&quot; #&quot;" office:value-type="string" office:string-value="# 9 #" calcext:value-type="string">
            <text:p># 9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169];&quot;dd mmmm yyyy&quot;)&amp;&quot; tarihinde Sayın : &quot;&amp;[$'Senet Borçlu Alacaklı Giriş'.$C$1]&amp;&quot; 'ya veyahut emruhavalesine yukarıda yazılı Yalnız # &quot;&amp;[$'Senet Taksit Giriş'.F11]&amp;&quot; # ödeyeceği&quot;&amp;IF([$'Senet Borçlu Alacaklı Giriş'.$C$4]=&quot;Gerçek Kişi&quot;;&quot;m.&quot;;&quot;z.&quot;)&amp;&quot; Bedeli &quot;&amp;[$'Senet Taksit Giriş'.G11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Kası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Kası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1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74]-INT([$'Senet Taksit Giriş'.E174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175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11]" office:value-type="date" office:date-value="2021-11-30" calcext:value-type="date">
            <text:p>30.11.2021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11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06" table:end-x="1.85mm" table:end-y="0.38mm" draw:z-index="9" draw:name="CustomShape 1" draw:style-name="gr9" draw:text-style-name="P1" svg:width="68.31mm" svg:height="148.16mm" svg:x="37.35mm" svg:y="3.37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4" table:formula="of:=[.$D195] &amp;&quot;    - Taksit No: &quot; &amp; [.$D190]&amp;&quot;  &quot;" office:value-type="string" office:string-value="Bursa Fabrika Satış Mağazası – Adem Duman    - Taksit No: # 10 #" calcext:value-type="string" table:number-columns-spanned="1" table:number-rows-spanned="18">
            <text:p>Bursa Fabrika Satış Mağazası – Adem Duman <text:s text:c="3"/>- Taksit No: # 10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203]" office:value-type="date" office:date-value="2021-12-30" calcext:value-type="date">
            <text:p>30.12.2021</text:p>
          </table:table-cell>
          <table:table-cell table:style-name="ce64"/>
          <table:table-cell table:style-name="ce65" table:formula="of:=[.D192]" office:value-type="string" office:string-value="# 2.000 TL #" calcext:value-type="string">
            <text:p># 2.000 TL #</text:p>
          </table:table-cell>
          <table:table-cell table:style-name="ce66" table:formula="of:=[.D193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190]" office:value-type="string" office:string-value="# 10 #" calcext:value-type="string">
            <text:p># 10 #</text:p>
          </table:table-cell>
          <table:table-cell table:style-name="ce55"/>
          <table:table-cell table:style-name="ce70" table:formula="of:=[.D205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2]);&quot;##.##0&quot;)&amp;&quot; #&quot;" office:value-type="string" office:string-value="# 10 #" calcext:value-type="string">
            <text:p># 10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189];&quot;dd mmmm yyyy&quot;)&amp;&quot; tarihinde Sayın : &quot;&amp;[$'Senet Borçlu Alacaklı Giriş'.$C$1]&amp;&quot; 'ya veyahut emruhavalesine yukarıda yazılı Yalnız # &quot;&amp;[$'Senet Taksit Giriş'.F12]&amp;&quot; # ödeyeceği&quot;&amp;IF([$'Senet Borçlu Alacaklı Giriş'.$C$4]=&quot;Gerçek Kişi&quot;;&quot;m.&quot;;&quot;z.&quot;)&amp;&quot; Bedeli &quot;&amp;[$'Senet Taksit Giriş'.G12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Aralık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Aralık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2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95]-INT([$'Senet Taksit Giriş'.E195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195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12]" office:value-type="date" office:date-value="2021-12-30" calcext:value-type="date">
            <text:p>30.12.2021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12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27" table:end-x="1.85mm" table:end-y="0.38mm" draw:z-index="10" draw:name="CustomShape 1" draw:style-name="gr10" draw:text-style-name="P1" svg:width="68.31mm" svg:height="147.54mm" svg:x="37.35mm" svg:y="3.99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4" table:formula="of:=[.$D216] &amp;&quot;    - Taksit No: &quot; &amp; [.$D211]&amp;&quot;  &quot;" office:value-type="string" office:string-value="Bursa Fabrika Satış Mağazası – Adem Duman    - Taksit No: # 11 #" calcext:value-type="string" table:number-columns-spanned="1" table:number-rows-spanned="18">
            <text:p>Bursa Fabrika Satış Mağazası – Adem Duman <text:s text:c="3"/>- Taksit No: # 11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224]" office:value-type="date" office:date-value="2022-01-30" calcext:value-type="date">
            <text:p>30.01.2022</text:p>
          </table:table-cell>
          <table:table-cell table:style-name="ce64"/>
          <table:table-cell table:style-name="ce65" table:formula="of:=[.D213]" office:value-type="string" office:string-value="# 2.000 TL #" calcext:value-type="string">
            <text:p># 2.000 TL #</text:p>
          </table:table-cell>
          <table:table-cell table:style-name="ce66" table:formula="of:=[.D214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211]" office:value-type="string" office:string-value="# 11 #" calcext:value-type="string">
            <text:p># 11 #</text:p>
          </table:table-cell>
          <table:table-cell table:style-name="ce55"/>
          <table:table-cell table:style-name="ce70" table:formula="of:=[.D226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3]);&quot;##.##0&quot;)&amp;&quot; #&quot;" office:value-type="string" office:string-value="# 11 #" calcext:value-type="string">
            <text:p># 11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210];&quot;dd mmmm yyyy&quot;)&amp;&quot; tarihinde Sayın : &quot;&amp;[$'Senet Borçlu Alacaklı Giriş'.$C$1]&amp;&quot; 'ya veyahut emruhavalesine yukarıda yazılı Yalnız # &quot;&amp;[$'Senet Taksit Giriş'.F13]&amp;&quot; # ödeyeceği&quot;&amp;IF([$'Senet Borçlu Alacaklı Giriş'.$C$4]=&quot;Gerçek Kişi&quot;;&quot;m.&quot;;&quot;z.&quot;)&amp;&quot; Bedeli &quot;&amp;[$'Senet Taksit Giriş'.G1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Ocak 2022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Ocak 2022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3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216]-INT([$'Senet Taksit Giriş'.E216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216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13]" office:value-type="date" office:date-value="2022-01-30" calcext:value-type="date">
            <text:p>30.01.2022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13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48" table:end-x="1.85mm" table:end-y="0.39mm" draw:z-index="11" draw:name="CustomShape 1" draw:style-name="gr11" draw:text-style-name="P1" svg:width="68.31mm" svg:height="146.91mm" svg:x="37.35mm" svg:y="4.63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4" table:formula="of:=[.$D237] &amp;&quot;    - Taksit No: &quot; &amp; [.$D232]&amp;&quot;  &quot;" office:value-type="string" office:string-value="Bursa Fabrika Satış Mağazası – Adem Duman    - Taksit No: # 12 #" calcext:value-type="string" table:number-columns-spanned="1" table:number-rows-spanned="18">
            <text:p>Bursa Fabrika Satış Mağazası – Adem Duman <text:s text:c="3"/>- Taksit No: # 12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245]" office:value-type="date" office:date-value="2022-02-28" calcext:value-type="date">
            <text:p>28.02.2022</text:p>
          </table:table-cell>
          <table:table-cell table:style-name="ce64"/>
          <table:table-cell table:style-name="ce65" table:formula="of:=[.D234]" office:value-type="string" office:string-value="# 2.000 TL #" calcext:value-type="string">
            <text:p># 2.000 TL #</text:p>
          </table:table-cell>
          <table:table-cell table:style-name="ce66" table:formula="of:=[.D235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232]" office:value-type="string" office:string-value="# 12 #" calcext:value-type="string">
            <text:p># 12 #</text:p>
          </table:table-cell>
          <table:table-cell table:style-name="ce55"/>
          <table:table-cell table:style-name="ce70" table:formula="of:=[.D247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4]);&quot;##.##0&quot;)&amp;&quot; #&quot;" office:value-type="string" office:string-value="# 12 #" calcext:value-type="string">
            <text:p># 12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231];&quot;dd mmmm yyyy&quot;)&amp;&quot; tarihinde Sayın : &quot;&amp;[$'Senet Borçlu Alacaklı Giriş'.$C$1]&amp;&quot; 'ya veyahut emruhavalesine yukarıda yazılı Yalnız # &quot;&amp;[$'Senet Taksit Giriş'.F14]&amp;&quot; # ödeyeceği&quot;&amp;IF([$'Senet Borçlu Alacaklı Giriş'.$C$4]=&quot;Gerçek Kişi&quot;;&quot;m.&quot;;&quot;z.&quot;)&amp;&quot; Bedeli &quot;&amp;[$'Senet Taksit Giriş'.G14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28 Şubat 2022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28 Şubat 2022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4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237]-INT([$'Senet Taksit Giriş'.E237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237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: &quot;&amp;[$'Senet Borçlu Alacaklı Giriş'.$C$9]" office:value-type="string" office:string-value="İsim : Adem Duman" calcext:value-type="string" table:number-columns-spanned="4" table:number-rows-spanned="1">
            <text:p>İsim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14]" office:value-type="date" office:date-value="2022-02-28" calcext:value-type="date">
            <text:p>28.02.2022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14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 table:number-rows-repeated="1048299">
          <table:table-cell table:number-columns-repeated="1024"/>
        </table:table-row>
        <table:table-row table:style-name="ro7" table:number-rows-repeated="2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₺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₺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-</number:text>
      <number:number number:decimal-places="0" loext:min-decimal-places="0" number:min-integer-digits="1" number:grouping="true"/>
      <number:text> </number:text>
      <style:map style:condition="value()&gt;=0" style:apply-style-name="N124P0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4.99mm" fo:margin-bottom="19mm" fo:margin-left="6mm" fo:margin-right="6mm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.00.0000</text:date>, <text:time style:data-style-name="N2" text:time-value="11:04:22.580205172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  <style:master-page style:name="PageStyle_5f_Senet_20_Borçlu_20_Alacaklı_20_Giriş" style:display-name="PageStyle_Senet Borçlu Alacaklı Giriş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net_20_Taksit_20_Giriş" style:display-name="PageStyle_Senet Taksit Giriş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net_20_Önizleme" style:display-name="PageStyle_Senet Önizlem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3:28:37</meta:creation-date>
    <meta:initial-creator>toshiba</meta:initial-creator>
    <dc:language>tr-TR</dc:language>
    <meta:print-date>2021-03-05T15:28:37</meta:print-date>
    <dc:date>2021-08-03T11:07:27.012390939</dc:date>
    <meta:editing-cycles>19</meta:editing-cycles>
    <meta:editing-duration>PT5H57M28S</meta:editing-duration>
    <meta:generator>LibreOffice/6.1.5.2$Linux_X86_64 LibreOffice_project/10$Build-2</meta:generator>
    <meta:document-statistic meta:table-count="4" meta:cell-count="618" meta:object-count="1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